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2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2429in"/>
    </style:style>
    <style:style style:name="co4" style:family="table-column">
      <style:table-column-properties fo:break-before="auto" style:column-width="1.3445in"/>
    </style:style>
    <style:style style:name="co5" style:family="table-column">
      <style:table-column-properties fo:break-before="auto" style:column-width="0.3409in"/>
    </style:style>
    <style:style style:name="co6" style:family="table-column">
      <style:table-column-properties fo:break-before="auto" style:column-width="0.5555in"/>
    </style:style>
    <style:style style:name="co7" style:family="table-column">
      <style:table-column-properties fo:break-before="auto" style:column-width="0.702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0.5654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9654in"/>
    </style:style>
    <style:style style:name="co16" style:family="table-column">
      <style:table-column-properties fo:break-before="auto" style:column-width="0.9362in"/>
    </style:style>
    <style:style style:name="co17" style:family="table-column">
      <style:table-column-properties fo:break-before="auto" style:column-width="0.9264in"/>
    </style:style>
    <style:style style:name="co18" style:family="table-column">
      <style:table-column-properties fo:break-before="auto" style:column-width="0.8382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1.0819in"/>
    </style:style>
    <style:style style:name="co21" style:family="table-column">
      <style:table-column-properties fo:break-before="auto" style:column-width="0.7799in"/>
    </style:style>
    <style:style style:name="co23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d4ea6b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de59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8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in"/>
    </style:style>
    <style:style style:name="ce19" style:family="table-cell" style:parent-style-name="Default">
      <style:table-cell-properties fo:background-color="#ff6d6d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acb20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21">
      <style:table-cell-properties fo:background-color="#f6f9d4" style:text-align-source="fix" style:repeat-content="false" fo:border="0.06pt solid #000000"/>
      <style:paragraph-properties fo:text-align="start" fo:margin-left="0in"/>
    </style:style>
    <style:style style:name="ce23" style:family="table-cell" style:parent-style-name="Default" style:data-style-name="N121"/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3" table:number-columns-repeated="43" table:default-cell-style-name="ce7"/>
        <table:table-row table:style-name="ro2" table:number-rows-repeated="2">
          <table:table-cell table:style-name="ce17" table:number-columns-repeated="2"/>
          <table:table-cell table:number-columns-repeated="62"/>
        </table:table-row>
        <table:table-row table:style-name="ro2">
          <table:table-cell table:style-name="ce17" table:number-columns-repeated="2"/>
          <table:table-cell table:number-columns-repeated="3"/>
          <table:table-cell office:value-type="string" calcext:value-type="string">
            <text:p>This is the Matrix (which are the connections)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Connector 1</text:p>
          </table:table-cell>
          <table:table-cell table:style-name="ce4"/>
          <table:table-cell table:number-columns-repeated="3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office:value-type="string" calcext:value-type="string">
            <text:p>COL9</text:p>
          </table:table-cell>
          <table:table-cell office:value-type="string" calcext:value-type="string">
            <text:p>COL10</text:p>
          </table:table-cell>
          <table:table-cell office:value-type="string" calcext:value-type="string">
            <text:p>COL11</text:p>
          </table:table-cell>
          <table:table-cell office:value-type="string" calcext:value-type="string">
            <text:p>COL12</text:p>
          </table:table-cell>
          <table:table-cell office:value-type="string" calcext:value-type="string">
            <text:p>COL13</text:p>
          </table:table-cell>
          <table:table-cell office:value-type="string" calcext:value-type="string">
            <text:p>COL14</text:p>
          </table:table-cell>
          <table:table-cell office:value-type="string" calcext:value-type="string">
            <text:p>COL15</text:p>
          </table:table-cell>
          <table:table-cell office:value-type="string" calcext:value-type="string">
            <text:p>COL16</text:p>
          </table:table-cell>
          <table:table-cell table:number-columns-repeated="43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1</text:p>
          </table:table-cell>
          <table:table-cell table:style-name="ce14" office:value-type="string" calcext:value-type="string">
            <text:p>KC_ESC</text:p>
          </table:table-cell>
          <table:table-cell table:style-name="ce16" office:value-type="string" calcext:value-type="string">
            <text:p>KC_BSLS</text:p>
          </table:table-cell>
          <table:table-cell table:style-name="ce14" office:value-type="string" calcext:value-type="string">
            <text:p>KC_F4</text:p>
          </table:table-cell>
          <table:table-cell table:style-name="ce14" office:value-type="string" calcext:value-type="string">
            <text:p>KC_G</text:p>
          </table:table-cell>
          <table:table-cell table:style-name="ce14" office:value-type="string" calcext:value-type="string">
            <text:p>KC_H</text:p>
          </table:table-cell>
          <table:table-cell table:style-name="ce18" office:value-type="string" calcext:value-type="string">
            <text:p>KC_NO</text:p>
          </table:table-cell>
          <table:table-cell table:style-name="ce16" office:value-type="string" calcext:value-type="string">
            <text:p>KC_QUOT</text:p>
          </table:table-cell>
          <table:table-cell table:style-name="ce14" office:value-type="string" calcext:value-type="string">
            <text:p>KC_F5</text:p>
          </table:table-cell>
          <table:table-cell table:style-name="ce14" office:value-type="string" calcext:value-type="string">
            <text:p>KC_F6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P0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LALT</text:p>
          </table:table-cell>
          <table:table-cell table:style-name="ce14" office:value-type="string" calcext:value-type="string">
            <text:p>KC_UP</text:p>
          </table:table-cell>
          <table:table-cell table:style-name="ce14" office:value-type="string" calcext:value-type="string">
            <text:p>KC_PDOT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5]" office:value-type="float" office:value="2" calcext:value-type="float">
            <text:p>2</text:p>
          </table:table-cell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2</text:p>
          </table:table-cell>
          <table:table-cell table:style-name="ce14" office:value-type="string" calcext:value-type="string">
            <text:p>KC_TAB</text:p>
          </table:table-cell>
          <table:table-cell table:style-name="ce14" office:value-type="string" calcext:value-type="string">
            <text:p>KC_CAPS</text:p>
          </table:table-cell>
          <table:table-cell table:style-name="ce14" office:value-type="string" calcext:value-type="string">
            <text:p>KC_F3</text:p>
          </table:table-cell>
          <table:table-cell table:style-name="ce14" office:value-type="string" calcext:value-type="string">
            <text:p>KC_T</text:p>
          </table:table-cell>
          <table:table-cell table:style-name="ce14" office:value-type="string" calcext:value-type="string">
            <text:p>KC_Y</text:p>
          </table:table-cell>
          <table:table-cell table:style-name="ce14" office:value-type="string" calcext:value-type="string">
            <text:p>KC_F7</text:p>
          </table:table-cell>
          <table:table-cell table:style-name="ce14" office:value-type="string" calcext:value-type="string">
            <text:p>KC_LBRC</text:p>
          </table:table-cell>
          <table:table-cell table:style-name="ce14" office:value-type="string" calcext:value-type="string">
            <text:p>KC_BKSPC</text:p>
          </table:table-cell>
          <table:table-cell table:style-name="ce14" office:value-type="string" calcext:value-type="string">
            <text:p>KC_RBRC </text:p>
          </table:table-cell>
          <table:table-cell table:style-name="ce14" office:value-type="string" calcext:value-type="string">
            <text:p>KC_P4</text:p>
          </table:table-cell>
          <table:table-cell table:style-name="ce14" office:value-type="string" calcext:value-type="string">
            <text:p>KC_P5</text:p>
          </table:table-cell>
          <table:table-cell table:style-name="ce14" office:value-type="string" calcext:value-type="string">
            <text:p>KC_LSHIFT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PPLS</text:p>
          </table:table-cell>
          <table:table-cell table:style-name="ce14" office:value-type="string" calcext:value-type="string">
            <text:p>KC_P6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6]" office:value-type="float" office:value="3" calcext:value-type="float">
            <text:p>3</text:p>
          </table:table-cell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ROW3</text:p>
          </table:table-cell>
          <table:table-cell table:style-name="ce16" office:value-type="string" calcext:value-type="string">
            <text:p>KC_GRAVE</text:p>
          </table:table-cell>
          <table:table-cell table:style-name="ce14" office:value-type="string" calcext:value-type="string">
            <text:p>KC_F1</text:p>
          </table:table-cell>
          <table:table-cell table:style-name="ce14" office:value-type="string" calcext:value-type="string">
            <text:p>KC_F2</text:p>
          </table:table-cell>
          <table:table-cell table:style-name="ce14" office:value-type="string" calcext:value-type="string">
            <text:p>KC_5</text:p>
          </table:table-cell>
          <table:table-cell table:style-name="ce14" office:value-type="string" calcext:value-type="string">
            <text:p>KC_6</text:p>
          </table:table-cell>
          <table:table-cell table:style-name="ce14" office:value-type="string" calcext:value-type="string">
            <text:p>KC_F8</text:p>
          </table:table-cell>
          <table:table-cell table:style-name="ce14" office:value-type="string" calcext:value-type="string">
            <text:p>KC_MINS</text:p>
          </table:table-cell>
          <table:table-cell table:style-name="ce14" office:value-type="string" calcext:value-type="string">
            <text:p>KC_F9</text:p>
          </table:table-cell>
          <table:table-cell table:style-name="ce14" office:value-type="string" calcext:value-type="string">
            <text:p>KC_QUOT</text:p>
          </table:table-cell>
          <table:table-cell table:style-name="ce14" office:value-type="string" calcext:value-type="string">
            <text:p>KC_DEL</text:p>
          </table:table-cell>
          <table:table-cell table:style-name="ce14" office:value-type="string" calcext:value-type="string">
            <text:p>KC_INS</text:p>
          </table:table-cell>
          <table:table-cell table:number-columns-repeated="2" table:style-name="ce18" office:value-type="string" calcext:value-type="string">
            <text:p>KC_NO</text:p>
          </table:table-cell>
          <table:table-cell table:style-name="ce14" office:value-type="string" calcext:value-type="string">
            <text:p>KC_HOME</text:p>
          </table:table-cell>
          <table:table-cell table:style-name="ce14" office:value-type="string" calcext:value-type="string">
            <text:p>KC_PGUP</text:p>
          </table:table-cell>
          <table:table-cell table:style-name="ce14" office:value-type="string" calcext:value-type="string">
            <text:p>KC_LCTL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7]" office:value-type="float" office:value="4" calcext:value-type="float">
            <text:p>4</text:p>
          </table:table-cell>
          <table:table-cell office:value-type="string" calcext:value-type="string">
            <text:p>ROW4</text:p>
          </table:table-cell>
          <table:table-cell/>
          <table:table-cell office:value-type="string" calcext:value-type="string">
            <text:p>ROW4</text:p>
          </table:table-cell>
          <table:table-cell table:style-name="ce14" office:value-type="string" calcext:value-type="string">
            <text:p>KC_1</text:p>
          </table:table-cell>
          <table:table-cell table:style-name="ce14" office:value-type="string" calcext:value-type="string">
            <text:p>KC_2</text:p>
          </table:table-cell>
          <table:table-cell table:style-name="ce14" office:value-type="string" calcext:value-type="string">
            <text:p>KC_3</text:p>
          </table:table-cell>
          <table:table-cell table:style-name="ce14" office:value-type="string" calcext:value-type="string">
            <text:p>KC_4</text:p>
          </table:table-cell>
          <table:table-cell table:style-name="ce14" office:value-type="string" calcext:value-type="string">
            <text:p>KC_7</text:p>
          </table:table-cell>
          <table:table-cell table:style-name="ce14" office:value-type="string" calcext:value-type="string">
            <text:p>KC_9</text:p>
          </table:table-cell>
          <table:table-cell table:style-name="ce14" office:value-type="string" calcext:value-type="string">
            <text:p>KC_0</text:p>
          </table:table-cell>
          <table:table-cell table:style-name="ce14" office:value-type="string" calcext:value-type="string">
            <text:p><text:span text:style-name="T1">KC_</text:span>F10</text:p>
          </table:table-cell>
          <table:table-cell table:style-name="ce14" office:value-type="string" calcext:value-type="string">
            <text:p>KC_8</text:p>
          </table:table-cell>
          <table:table-cell table:style-name="ce14" office:value-type="string" calcext:value-type="string">
            <text:p>KC_F11</text:p>
          </table:table-cell>
          <table:table-cell table:style-name="ce14" office:value-type="string" calcext:value-type="string">
            <text:p>KC_F12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PSCR</text:p>
          </table:table-cell>
          <table:table-cell table:style-name="ce14" office:value-type="string" calcext:value-type="string">
            <text:p>KC_END</text:p>
          </table:table-cell>
          <table:table-cell table:style-name="ce14" office:value-type="string" calcext:value-type="string">
            <text:p>KC_PGDOWN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8]" office:value-type="float" office:value="5" calcext:value-type="float">
            <text:p>5</text:p>
          </table:table-cell>
          <table:table-cell office:value-type="string" calcext:value-type="string">
            <text:p>ROW5</text:p>
          </table:table-cell>
          <table:table-cell/>
          <table:table-cell office:value-type="string" calcext:value-type="string">
            <text:p>ROW5</text:p>
          </table:table-cell>
          <table:table-cell table:style-name="ce14" office:value-type="string" calcext:value-type="string">
            <text:p>KC_Q</text:p>
          </table:table-cell>
          <table:table-cell table:style-name="ce14" office:value-type="string" calcext:value-type="string">
            <text:p>KC_W</text:p>
          </table:table-cell>
          <table:table-cell table:style-name="ce14" office:value-type="string" calcext:value-type="string">
            <text:p>KC_E</text:p>
          </table:table-cell>
          <table:table-cell table:style-name="ce14" office:value-type="string" calcext:value-type="string">
            <text:p>KC_R</text:p>
          </table:table-cell>
          <table:table-cell table:style-name="ce14" office:value-type="string" calcext:value-type="string">
            <text:p>KC_U</text:p>
          </table:table-cell>
          <table:table-cell table:style-name="ce14" office:value-type="string" calcext:value-type="string">
            <text:p>KC_O</text:p>
          </table:table-cell>
          <table:table-cell table:style-name="ce14" office:value-type="string" calcext:value-type="string">
            <text:p>KC_P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I</text:p>
          </table:table-cell>
          <table:table-cell table:style-name="ce14" office:value-type="string" calcext:value-type="string">
            <text:p>KC_P7</text:p>
          </table:table-cell>
          <table:table-cell table:style-name="ce14" office:value-type="string" calcext:value-type="string">
            <text:p>KC_P8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SLCK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P9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9]" office:value-type="float" office:value="6" calcext:value-type="float">
            <text:p>6</text:p>
          </table:table-cell>
          <table:table-cell office:value-type="string" calcext:value-type="string">
            <text:p>ROW6</text:p>
          </table:table-cell>
          <table:table-cell/>
          <table:table-cell office:value-type="string" calcext:value-type="string">
            <text:p>ROW6</text:p>
          </table:table-cell>
          <table:table-cell table:style-name="ce14" office:value-type="string" calcext:value-type="string">
            <text:p>KC_A</text:p>
          </table:table-cell>
          <table:table-cell table:style-name="ce14" office:value-type="string" calcext:value-type="string">
            <text:p>KC_S</text:p>
          </table:table-cell>
          <table:table-cell table:style-name="ce14" office:value-type="string" calcext:value-type="string">
            <text:p>KC_D</text:p>
          </table:table-cell>
          <table:table-cell table:style-name="ce14" office:value-type="string" calcext:value-type="string">
            <text:p>KC_F</text:p>
          </table:table-cell>
          <table:table-cell table:style-name="ce14" office:value-type="string" calcext:value-type="string">
            <text:p>KC_J</text:p>
          </table:table-cell>
          <table:table-cell table:style-name="ce14" office:value-type="string" calcext:value-type="string">
            <text:p>KC_L</text:p>
          </table:table-cell>
          <table:table-cell table:style-name="ce14" office:value-type="string" calcext:value-type="string">
            <text:p>KC_SCLN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K</text:p>
          </table:table-cell>
          <table:table-cell table:style-name="ce14" office:value-type="string" calcext:value-type="string">
            <text:p>KC_P1</text:p>
          </table:table-cell>
          <table:table-cell table:style-name="ce14" office:value-type="string" calcext:value-type="string">
            <text:p>KC_P2</text:p>
          </table:table-cell>
          <table:table-cell table:number-columns-repeated="2" table:style-name="ce18" office:value-type="string" calcext:value-type="string">
            <text:p>KC_NO</text:p>
          </table:table-cell>
          <table:table-cell table:style-name="ce14" office:value-type="string" calcext:value-type="string">
            <text:p>KC_PENT</text:p>
          </table:table-cell>
          <table:table-cell table:style-name="ce14" office:value-type="string" calcext:value-type="string">
            <text:p>KC_P3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10]" office:value-type="float" office:value="7" calcext:value-type="float">
            <text:p>7</text:p>
          </table:table-cell>
          <table:table-cell office:value-type="string" calcext:value-type="string">
            <text:p>ROW7</text:p>
          </table:table-cell>
          <table:table-cell/>
          <table:table-cell office:value-type="string" calcext:value-type="string">
            <text:p>ROW7</text:p>
          </table:table-cell>
          <table:table-cell table:style-name="ce14" office:value-type="string" calcext:value-type="string">
            <text:p>KC_Z</text:p>
          </table:table-cell>
          <table:table-cell table:style-name="ce14" office:value-type="string" calcext:value-type="string">
            <text:p>KC_X</text:p>
          </table:table-cell>
          <table:table-cell table:style-name="ce14" office:value-type="string" calcext:value-type="string">
            <text:p>KC_C</text:p>
          </table:table-cell>
          <table:table-cell table:style-name="ce14" office:value-type="string" calcext:value-type="string">
            <text:p>KC_V</text:p>
          </table:table-cell>
          <table:table-cell table:style-name="ce14" office:value-type="string" calcext:value-type="string">
            <text:p>KC_M</text:p>
          </table:table-cell>
          <table:table-cell table:style-name="ce14" office:value-type="string" calcext:value-type="string">
            <text:p>KC_DOT</text:p>
          </table:table-cell>
          <table:table-cell table:style-name="ce14" office:value-type="string" calcext:value-type="string">
            <text:p>KC_HASH</text:p>
          </table:table-cell>
          <table:table-cell table:style-name="ce14" office:value-type="string" calcext:value-type="string">
            <text:p>KC_ENT</text:p>
          </table:table-cell>
          <table:table-cell table:style-name="ce14" office:value-type="string" calcext:value-type="string">
            <text:p>KC_COMM</text:p>
          </table:table-cell>
          <table:table-cell table:style-name="ce14" office:value-type="string" calcext:value-type="string">
            <text:p>KC_NLCK</text:p>
          </table:table-cell>
          <table:table-cell table:style-name="ce14" office:value-type="string" calcext:value-type="string">
            <text:p>KC_PSLS</text:p>
          </table:table-cell>
          <table:table-cell table:style-name="ce14" office:value-type="string" calcext:value-type="string">
            <text:p>KC_RSHIFT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PAUS</text:p>
          </table:table-cell>
          <table:table-cell table:style-name="ce14" office:value-type="string" calcext:value-type="string">
            <text:p>KC_PAST</text:p>
          </table:table-cell>
          <table:table-cell table:style-name="ce14" office:value-type="string" calcext:value-type="string">
            <text:p>KC_RCTL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4" office:value-type="string" calcext:value-type="string">
            <text:p>Pin</text:p>
          </table:table-cell>
          <table:table-cell table:style-name="ce4" table:formula="of:=1+[.B11]" office:value-type="float" office:value="8" calcext:value-type="float">
            <text:p>8</text:p>
          </table:table-cell>
          <table:table-cell office:value-type="string" calcext:value-type="string">
            <text:p>ROW8</text:p>
          </table:table-cell>
          <table:table-cell/>
          <table:table-cell office:value-type="string" calcext:value-type="string">
            <text:p>ROW8</text:p>
          </table:table-cell>
          <table:table-cell table:number-columns-repeated="3" table:style-name="ce18" office:value-type="string" calcext:value-type="string">
            <text:p>KC_NO</text:p>
          </table:table-cell>
          <table:table-cell table:style-name="ce14" office:value-type="string" calcext:value-type="string">
            <text:p>KC_B</text:p>
          </table:table-cell>
          <table:table-cell table:style-name="ce14" office:value-type="string" calcext:value-type="string">
            <text:p>KC_N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SLSH</text:p>
          </table:table-cell>
          <table:table-cell table:style-name="ce14" office:value-type="string" calcext:value-type="string">
            <text:p>KC_SPACE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DOWN</text:p>
          </table:table-cell>
          <table:table-cell table:style-name="ce14" office:value-type="string" calcext:value-type="string">
            <text:p>KC_RGHT</text:p>
          </table:table-cell>
          <table:table-cell table:style-name="ce18" office:value-type="string" calcext:value-type="string">
            <text:p>KC_NO</text:p>
          </table:table-cell>
          <table:table-cell table:style-name="ce14" office:value-type="string" calcext:value-type="string">
            <text:p>KC_RALT</text:p>
          </table:table-cell>
          <table:table-cell table:style-name="ce14" office:value-type="string" calcext:value-type="string">
            <text:p>KC_LEFT</text:p>
          </table:table-cell>
          <table:table-cell table:style-name="ce14" office:value-type="string" calcext:value-type="string">
            <text:p>KC_PMNS</text:p>
          </table:table-cell>
          <table:table-cell table:style-name="ce18" office:value-type="string" calcext:value-type="string">
            <text:p>KC_NO</text:p>
          </table:table-cell>
          <table:table-cell/>
          <table:table-cell table:style-name="Default" table:number-columns-repeated="12"/>
          <table:table-cell table:number-columns-repeated="30"/>
        </table:table-row>
        <table:table-row table:style-name="ro4">
          <table:table-cell table:style-name="ce17" table:number-columns-repeated="3"/>
          <table:table-cell table:number-columns-repeated="61"/>
        </table:table-row>
        <table:table-row table:style-name="ro4">
          <table:table-cell table:style-name="ce6" office:value-type="string" calcext:value-type="string">
            <text:p>Connector 2</text:p>
          </table:table-cell>
          <table:table-cell table:style-name="ce6"/>
          <table:table-cell table:number-columns-repeated="62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4]" office:value-type="float" office:value="1" calcext:value-type="float">
            <text:p>1</text:p>
          </table:table-cell>
          <table:table-cell office:value-type="string" calcext:value-type="string">
            <text:p>COL1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5]" office:value-type="float" office:value="2" calcext:value-type="float">
            <text:p>2</text:p>
          </table:table-cell>
          <table:table-cell office:value-type="string" calcext:value-type="string">
            <text:p>COL2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6]" office:value-type="float" office:value="3" calcext:value-type="float">
            <text:p>3</text:p>
          </table:table-cell>
          <table:table-cell office:value-type="string" calcext:value-type="string">
            <text:p>COL3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7]" office:value-type="float" office:value="4" calcext:value-type="float">
            <text:p>4</text:p>
          </table:table-cell>
          <table:table-cell office:value-type="string" calcext:value-type="string">
            <text:p>COL4</text:p>
          </table:table-cell>
          <table:table-cell table:number-columns-repeated="61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8]" office:value-type="float" office:value="5" calcext:value-type="float">
            <text:p>5</text:p>
          </table:table-cell>
          <table:table-cell office:value-type="string" calcext:value-type="string">
            <text:p>COL5</text:p>
          </table:table-cell>
          <table:table-cell table:number-columns-repeated="2"/>
          <table:table-cell office:value-type="string" calcext:value-type="string">
            <text:p>Keyboard Layout (how it looks)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19]" office:value-type="float" office:value="6" calcext:value-type="float">
            <text:p>6</text:p>
          </table:table-cell>
          <table:table-cell office:value-type="string" calcext:value-type="string">
            <text:p>COL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C_ESC</text:p>
          </table:table-cell>
          <table:table-cell/>
          <table:table-cell table:style-name="ce19" office:value-type="string" calcext:value-type="string">
            <text:p>KC_F1</text:p>
          </table:table-cell>
          <table:table-cell table:style-name="ce19" office:value-type="string" calcext:value-type="string">
            <text:p>KC_F2</text:p>
          </table:table-cell>
          <table:table-cell table:style-name="ce19" office:value-type="string" calcext:value-type="string">
            <text:p>KC_F3</text:p>
          </table:table-cell>
          <table:table-cell table:style-name="ce19" office:value-type="string" calcext:value-type="string">
            <text:p>KC_F4</text:p>
          </table:table-cell>
          <table:table-cell table:style-name="ce19" office:value-type="string" calcext:value-type="string">
            <text:p>KC_F5</text:p>
          </table:table-cell>
          <table:table-cell table:style-name="ce19" office:value-type="string" calcext:value-type="string">
            <text:p>KC_F6</text:p>
          </table:table-cell>
          <table:table-cell table:style-name="ce19" office:value-type="string" calcext:value-type="string">
            <text:p>KC_F7</text:p>
          </table:table-cell>
          <table:table-cell table:style-name="ce19" office:value-type="string" calcext:value-type="string">
            <text:p>KC_F8</text:p>
          </table:table-cell>
          <table:table-cell table:style-name="ce19" office:value-type="string" calcext:value-type="string">
            <text:p>KC_F9</text:p>
          </table:table-cell>
          <table:table-cell table:style-name="ce19" office:value-type="string" calcext:value-type="string">
            <text:p>KC_F10</text:p>
          </table:table-cell>
          <table:table-cell table:style-name="ce19" office:value-type="string" calcext:value-type="string">
            <text:p>KC_F11</text:p>
          </table:table-cell>
          <table:table-cell table:style-name="ce19" office:value-type="string" calcext:value-type="string">
            <text:p>KC_F12</text:p>
          </table:table-cell>
          <table:table-cell table:style-name="ce6" office:value-type="string" calcext:value-type="string">
            <text:p>KC_PSCR</text:p>
          </table:table-cell>
          <table:table-cell table:style-name="ce6" office:value-type="string" calcext:value-type="string">
            <text:p>KC_SLCK</text:p>
          </table:table-cell>
          <table:table-cell table:style-name="ce6" office:value-type="string" calcext:value-type="string">
            <text:p>KC_PAUS</text:p>
          </table:table-cell>
          <table:table-cell table:style-name="Default" table:number-columns-repeated="4"/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0]" office:value-type="float" office:value="7" calcext:value-type="float">
            <text:p>7</text:p>
          </table:table-cell>
          <table:table-cell office:value-type="string" calcext:value-type="string">
            <text:p>COL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KC_GRV</text:p>
          </table:table-cell>
          <table:table-cell table:style-name="ce13" office:value-type="string" calcext:value-type="string">
            <text:p>KC_1</text:p>
          </table:table-cell>
          <table:table-cell table:style-name="ce13" office:value-type="string" calcext:value-type="string">
            <text:p>KC_2</text:p>
          </table:table-cell>
          <table:table-cell table:style-name="ce13" office:value-type="string" calcext:value-type="string">
            <text:p>KC_3</text:p>
          </table:table-cell>
          <table:table-cell table:style-name="ce13" office:value-type="string" calcext:value-type="string">
            <text:p>KC_4</text:p>
          </table:table-cell>
          <table:table-cell table:style-name="ce13" office:value-type="string" calcext:value-type="string">
            <text:p>KC_5</text:p>
          </table:table-cell>
          <table:table-cell table:style-name="ce13" office:value-type="string" calcext:value-type="string">
            <text:p>KC_6</text:p>
          </table:table-cell>
          <table:table-cell table:style-name="ce13" office:value-type="string" calcext:value-type="string">
            <text:p>KC_7</text:p>
          </table:table-cell>
          <table:table-cell table:style-name="ce13" office:value-type="string" calcext:value-type="string">
            <text:p>KC_8</text:p>
          </table:table-cell>
          <table:table-cell table:style-name="ce13" office:value-type="string" calcext:value-type="string">
            <text:p>KC_9</text:p>
          </table:table-cell>
          <table:table-cell table:style-name="ce13" office:value-type="string" calcext:value-type="string">
            <text:p>KC_0</text:p>
          </table:table-cell>
          <table:table-cell table:style-name="ce13" office:value-type="string" calcext:value-type="string">
            <text:p>KC_MINS</text:p>
          </table:table-cell>
          <table:table-cell table:style-name="ce13" office:value-type="string" calcext:value-type="string">
            <text:p>KC_EQL</text:p>
          </table:table-cell>
          <table:table-cell table:style-name="ce13" office:value-type="string" calcext:value-type="string">
            <text:p>KC_BSPC</text:p>
          </table:table-cell>
          <table:table-cell table:style-name="ce25" office:value-type="string" calcext:value-type="string">
            <text:p>KC_INS</text:p>
          </table:table-cell>
          <table:table-cell table:style-name="ce25" office:value-type="string" calcext:value-type="string">
            <text:p>KC_HOME</text:p>
          </table:table-cell>
          <table:table-cell table:style-name="ce25" office:value-type="string" calcext:value-type="string">
            <text:p>KC_PGUP</text:p>
          </table:table-cell>
          <table:table-cell table:style-name="ce21" office:value-type="string" calcext:value-type="string">
            <text:p>KC_NLCK</text:p>
          </table:table-cell>
          <table:table-cell table:style-name="ce21" office:value-type="string" calcext:value-type="string">
            <text:p>KC_PSLS</text:p>
          </table:table-cell>
          <table:table-cell table:style-name="ce21" office:value-type="string" calcext:value-type="string">
            <text:p>KC_PAST</text:p>
          </table:table-cell>
          <table:table-cell table:style-name="ce21" office:value-type="string" calcext:value-type="string">
            <text:p>KC_PMNS</text:p>
          </table:table-cell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1]" office:value-type="float" office:value="8" calcext:value-type="float">
            <text:p>8</text:p>
          </table:table-cell>
          <table:table-cell office:value-type="string" calcext:value-type="string">
            <text:p>COL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KC_TAB</text:p>
          </table:table-cell>
          <table:table-cell table:style-name="ce13" office:value-type="string" calcext:value-type="string">
            <text:p>KC_Q</text:p>
          </table:table-cell>
          <table:table-cell table:style-name="ce13" office:value-type="string" calcext:value-type="string">
            <text:p>KC_W</text:p>
          </table:table-cell>
          <table:table-cell table:style-name="ce13" office:value-type="string" calcext:value-type="string">
            <text:p>KC_E</text:p>
          </table:table-cell>
          <table:table-cell table:style-name="ce13" office:value-type="string" calcext:value-type="string">
            <text:p>KC_R</text:p>
          </table:table-cell>
          <table:table-cell table:style-name="ce13" office:value-type="string" calcext:value-type="string">
            <text:p>KC_T</text:p>
          </table:table-cell>
          <table:table-cell table:style-name="ce13" office:value-type="string" calcext:value-type="string">
            <text:p>KC_Y</text:p>
          </table:table-cell>
          <table:table-cell table:style-name="ce13" office:value-type="string" calcext:value-type="string">
            <text:p>KC_U</text:p>
          </table:table-cell>
          <table:table-cell table:style-name="ce13" office:value-type="string" calcext:value-type="string">
            <text:p>KC_I</text:p>
          </table:table-cell>
          <table:table-cell table:style-name="ce13" office:value-type="string" calcext:value-type="string">
            <text:p>KC_O</text:p>
          </table:table-cell>
          <table:table-cell table:style-name="ce13" office:value-type="string" calcext:value-type="string">
            <text:p>KC_P</text:p>
          </table:table-cell>
          <table:table-cell table:style-name="ce13" office:value-type="string" calcext:value-type="string">
            <text:p>KC_LBRC</text:p>
          </table:table-cell>
          <table:table-cell table:style-name="ce13" office:value-type="string" calcext:value-type="string">
            <text:p>KC_RBRC</text:p>
          </table:table-cell>
          <table:table-cell table:style-name="ce13" office:value-type="string" calcext:value-type="string">
            <text:p>KC_BSLS</text:p>
          </table:table-cell>
          <table:table-cell table:style-name="ce25" office:value-type="string" calcext:value-type="string">
            <text:p>KC_DEL</text:p>
          </table:table-cell>
          <table:table-cell table:style-name="ce25" office:value-type="string" calcext:value-type="string">
            <text:p>KC_END</text:p>
          </table:table-cell>
          <table:table-cell table:style-name="ce25" office:value-type="string" calcext:value-type="string">
            <text:p>KC_PGDN</text:p>
          </table:table-cell>
          <table:table-cell table:style-name="ce21" office:value-type="string" calcext:value-type="string">
            <text:p>KC_P7</text:p>
          </table:table-cell>
          <table:table-cell table:style-name="ce21" office:value-type="string" calcext:value-type="string">
            <text:p>KC_P8</text:p>
          </table:table-cell>
          <table:table-cell table:style-name="ce21" office:value-type="string" calcext:value-type="string">
            <text:p>KC_P9</text:p>
          </table:table-cell>
          <table:table-cell table:style-name="ce21"/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2]" office:value-type="float" office:value="9" calcext:value-type="float">
            <text:p>9</text:p>
          </table:table-cell>
          <table:table-cell office:value-type="string" calcext:value-type="string">
            <text:p>COL9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KC_CAPS</text:p>
          </table:table-cell>
          <table:table-cell table:style-name="ce13" office:value-type="string" calcext:value-type="string">
            <text:p>KC_A</text:p>
          </table:table-cell>
          <table:table-cell table:style-name="ce13" office:value-type="string" calcext:value-type="string">
            <text:p>KC_S</text:p>
          </table:table-cell>
          <table:table-cell table:style-name="ce13" office:value-type="string" calcext:value-type="string">
            <text:p>KC_D</text:p>
          </table:table-cell>
          <table:table-cell table:style-name="ce13" office:value-type="string" calcext:value-type="string">
            <text:p>KC_F</text:p>
          </table:table-cell>
          <table:table-cell table:style-name="ce13" office:value-type="string" calcext:value-type="string">
            <text:p>KC_G</text:p>
          </table:table-cell>
          <table:table-cell table:style-name="ce13" office:value-type="string" calcext:value-type="string">
            <text:p>KC_H</text:p>
          </table:table-cell>
          <table:table-cell table:style-name="ce13" office:value-type="string" calcext:value-type="string">
            <text:p>KC_J</text:p>
          </table:table-cell>
          <table:table-cell table:style-name="ce13" office:value-type="string" calcext:value-type="string">
            <text:p>KC_K</text:p>
          </table:table-cell>
          <table:table-cell table:style-name="ce13" office:value-type="string" calcext:value-type="string">
            <text:p>KC_L</text:p>
          </table:table-cell>
          <table:table-cell table:style-name="ce13" office:value-type="string" calcext:value-type="string">
            <text:p>KC_SCLN</text:p>
          </table:table-cell>
          <table:table-cell table:style-name="ce13" office:value-type="string" calcext:value-type="string">
            <text:p>KC_QUOT</text:p>
          </table:table-cell>
          <table:table-cell table:style-name="ce13" office:value-type="string" calcext:value-type="string">
            <text:p>KC_HASH</text:p>
          </table:table-cell>
          <table:table-cell table:style-name="ce13" office:value-type="string" calcext:value-type="string">
            <text:p>KC_ENT</text:p>
          </table:table-cell>
          <table:table-cell table:number-columns-repeated="3"/>
          <table:table-cell table:style-name="ce21" office:value-type="string" calcext:value-type="string">
            <text:p>KC_P4</text:p>
          </table:table-cell>
          <table:table-cell table:style-name="ce21" office:value-type="string" calcext:value-type="string">
            <text:p>KC_P5</text:p>
          </table:table-cell>
          <table:table-cell table:style-name="ce21" office:value-type="string" calcext:value-type="string">
            <text:p>KC_P6</text:p>
          </table:table-cell>
          <table:table-cell table:style-name="ce21" office:value-type="string" calcext:value-type="string">
            <text:p>KC_PPLS</text:p>
          </table:table-cell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3]" office:value-type="float" office:value="10" calcext:value-type="float">
            <text:p>10</text:p>
          </table:table-cell>
          <table:table-cell office:value-type="string" calcext:value-type="string">
            <text:p>COL1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3" office:value-type="string" calcext:value-type="string">
            <text:p>KC_LSFT</text:p>
          </table:table-cell>
          <table:table-cell table:style-name="ce13" office:value-type="string" calcext:value-type="string">
            <text:p>KC_NUBS</text:p>
          </table:table-cell>
          <table:table-cell table:style-name="ce13" office:value-type="string" calcext:value-type="string">
            <text:p>KC_Z</text:p>
          </table:table-cell>
          <table:table-cell table:style-name="ce13" office:value-type="string" calcext:value-type="string">
            <text:p>KC_X</text:p>
          </table:table-cell>
          <table:table-cell table:style-name="ce13" office:value-type="string" calcext:value-type="string">
            <text:p>KC_C</text:p>
          </table:table-cell>
          <table:table-cell table:style-name="ce13" office:value-type="string" calcext:value-type="string">
            <text:p>KC_V</text:p>
          </table:table-cell>
          <table:table-cell table:style-name="ce13" office:value-type="string" calcext:value-type="string">
            <text:p>KC_B</text:p>
          </table:table-cell>
          <table:table-cell table:style-name="ce13" office:value-type="string" calcext:value-type="string">
            <text:p>KC_N</text:p>
          </table:table-cell>
          <table:table-cell table:style-name="ce13" office:value-type="string" calcext:value-type="string">
            <text:p>KC_M</text:p>
          </table:table-cell>
          <table:table-cell table:style-name="ce13" office:value-type="string" calcext:value-type="string">
            <text:p>KC_COMM</text:p>
          </table:table-cell>
          <table:table-cell table:style-name="ce13" office:value-type="string" calcext:value-type="string">
            <text:p>KC_DOT</text:p>
          </table:table-cell>
          <table:table-cell table:style-name="ce13" office:value-type="string" calcext:value-type="string">
            <text:p>KC_SLSH</text:p>
          </table:table-cell>
          <table:table-cell table:style-name="ce13" office:value-type="string" calcext:value-type="string">
            <text:p>KC_RSFT</text:p>
          </table:table-cell>
          <table:table-cell table:style-name="Default"/>
          <table:table-cell/>
          <table:table-cell table:style-name="ce26" office:value-type="string" calcext:value-type="string">
            <text:p>KC_UP</text:p>
          </table:table-cell>
          <table:table-cell/>
          <table:table-cell table:style-name="ce21" office:value-type="string" calcext:value-type="string">
            <text:p>KC_P1</text:p>
          </table:table-cell>
          <table:table-cell table:style-name="ce21" office:value-type="string" calcext:value-type="string">
            <text:p>KC_P2</text:p>
          </table:table-cell>
          <table:table-cell table:style-name="ce21" office:value-type="string" calcext:value-type="string">
            <text:p>KC_P3</text:p>
          </table:table-cell>
          <table:table-cell table:style-name="ce21"/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4]" office:value-type="float" office:value="11" calcext:value-type="float">
            <text:p>11</text:p>
          </table:table-cell>
          <table:table-cell office:value-type="string" calcext:value-type="string">
            <text:p>COL11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21" office:value-type="string" calcext:value-type="string">
            <text:p>KC_LCTL</text:p>
          </table:table-cell>
          <table:table-cell table:style-name="ce21" office:value-type="string" calcext:value-type="string">
            <text:p>KC_LALT</text:p>
          </table:table-cell>
          <table:table-cell table:number-columns-repeated="5"/>
          <table:table-cell table:style-name="ce21" office:value-type="string" calcext:value-type="string">
            <text:p>KC_SPC</text:p>
          </table:table-cell>
          <table:table-cell table:number-columns-repeated="3"/>
          <table:table-cell table:style-name="ce21" office:value-type="string" calcext:value-type="string">
            <text:p>KC_RALT</text:p>
          </table:table-cell>
          <table:table-cell table:style-name="ce21" office:value-type="string" calcext:value-type="string">
            <text:p>KC_RCTL</text:p>
          </table:table-cell>
          <table:table-cell table:style-name="Default"/>
          <table:table-cell table:style-name="ce26" office:value-type="string" calcext:value-type="string">
            <text:p>KC_LEFT</text:p>
          </table:table-cell>
          <table:table-cell table:style-name="ce26" office:value-type="string" calcext:value-type="string">
            <text:p>KC_DOWN</text:p>
          </table:table-cell>
          <table:table-cell table:style-name="ce26" office:value-type="string" calcext:value-type="string">
            <text:p>KC_RGHT</text:p>
          </table:table-cell>
          <table:table-cell table:style-name="ce21" office:value-type="string" calcext:value-type="string">
            <text:p>KC_P0</text:p>
          </table:table-cell>
          <table:table-cell table:style-name="ce21"/>
          <table:table-cell table:style-name="ce21" office:value-type="string" calcext:value-type="string">
            <text:p>KC_PDOT</text:p>
          </table:table-cell>
          <table:table-cell table:style-name="ce21" office:value-type="string" calcext:value-type="string">
            <text:p>KC_PENT</text:p>
          </table:table-cell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5]" office:value-type="float" office:value="12" calcext:value-type="float">
            <text:p>12</text:p>
          </table:table-cell>
          <table:table-cell office:value-type="string" calcext:value-type="string">
            <text:p>COL12</text:p>
          </table:table-cell>
          <table:table-cell table:number-columns-repeated="2"/>
          <table:table-cell office:value-type="string" calcext:value-type="string">
            <text:p>Copy this to the header file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6]" office:value-type="float" office:value="13" calcext:value-type="float">
            <text:p>13</text:p>
          </table:table-cell>
          <table:table-cell office:value-type="string" calcext:value-type="string">
            <text:p>COL13</text:p>
          </table:table-cell>
          <table:table-cell table:number-columns-repeated="2"/>
          <table:table-cell table:style-name="ce22" table:formula="of:=IF(LEFT([.F20];3)=&quot;KC_&quot;;CONCATENATE(&quot;k00&quot;;(100*(ROW()-ROW([.$F$27]))+COLUMN()-COLUMN([.$F$27])));&quot;&quot;)" office:value-type="string" office:string-value="k000" calcext:value-type="string">
            <text:p>k000</text:p>
          </table:table-cell>
          <table:table-cell table:style-name="ce22" table:formula="of:=IF(LEFT([.G20];3)=&quot;KC_&quot;;CONCATENATE(&quot;k00&quot;;(100*(ROW()-ROW([.$F$27]))+COLUMN()-COLUMN([.$F$27])));&quot;&quot;)">
            <text:p/>
          </table:table-cell>
          <table:table-cell table:style-name="ce22" table:formula="of:=IF(LEFT([.H20];3)=&quot;KC_&quot;;CONCATENATE(&quot;k00&quot;;(100*(ROW()-ROW([.$F$27]))+COLUMN()-COLUMN([.$F$27])));&quot;&quot;)" office:value-type="string" office:string-value="k002" calcext:value-type="string">
            <text:p>k002</text:p>
          </table:table-cell>
          <table:table-cell table:style-name="ce22" table:formula="of:=IF(LEFT([.I20];3)=&quot;KC_&quot;;CONCATENATE(&quot;k00&quot;;(100*(ROW()-ROW([.$F$27]))+COLUMN()-COLUMN([.$F$27])));&quot;&quot;)" office:value-type="string" office:string-value="k003" calcext:value-type="string">
            <text:p>k003</text:p>
          </table:table-cell>
          <table:table-cell table:style-name="ce22" table:formula="of:=IF(LEFT([.J20];3)=&quot;KC_&quot;;CONCATENATE(&quot;k00&quot;;(100*(ROW()-ROW([.$F$27]))+COLUMN()-COLUMN([.$F$27])));&quot;&quot;)" office:value-type="string" office:string-value="k004" calcext:value-type="string">
            <text:p>k004</text:p>
          </table:table-cell>
          <table:table-cell table:style-name="ce22" table:formula="of:=IF(LEFT([.K20];3)=&quot;KC_&quot;;CONCATENATE(&quot;k00&quot;;(100*(ROW()-ROW([.$F$27]))+COLUMN()-COLUMN([.$F$27])));&quot;&quot;)" office:value-type="string" office:string-value="k005" calcext:value-type="string">
            <text:p>k005</text:p>
          </table:table-cell>
          <table:table-cell table:style-name="ce22" table:formula="of:=IF(LEFT([.L20];3)=&quot;KC_&quot;;CONCATENATE(&quot;k00&quot;;(100*(ROW()-ROW([.$F$27]))+COLUMN()-COLUMN([.$F$27])));&quot;&quot;)" office:value-type="string" office:string-value="k006" calcext:value-type="string">
            <text:p>k006</text:p>
          </table:table-cell>
          <table:table-cell table:style-name="ce22" table:formula="of:=IF(LEFT([.M20];3)=&quot;KC_&quot;;CONCATENATE(&quot;k00&quot;;(100*(ROW()-ROW([.$F$27]))+COLUMN()-COLUMN([.$F$27])));&quot;&quot;)" office:value-type="string" office:string-value="k007" calcext:value-type="string">
            <text:p>k007</text:p>
          </table:table-cell>
          <table:table-cell table:style-name="ce22" table:formula="of:=IF(LEFT([.N20];3)=&quot;KC_&quot;;CONCATENATE(&quot;k00&quot;;(100*(ROW()-ROW([.$F$27]))+COLUMN()-COLUMN([.$F$27])));&quot;&quot;)" office:value-type="string" office:string-value="k008" calcext:value-type="string">
            <text:p>k008</text:p>
          </table:table-cell>
          <table:table-cell table:style-name="ce22" table:formula="of:=IF(LEFT([.O20];3)=&quot;KC_&quot;;CONCATENATE(&quot;k00&quot;;(100*(ROW()-ROW([.$F$27]))+COLUMN()-COLUMN([.$F$27])));&quot;&quot;)" office:value-type="string" office:string-value="k009" calcext:value-type="string">
            <text:p>k009</text:p>
          </table:table-cell>
          <table:table-cell table:style-name="ce22" table:formula="of:=IF(LEFT([.P20];3)=&quot;KC_&quot;;CONCATENATE(&quot;k0&quot;;(100*(ROW()-ROW([.$F$27]))+COLUMN()-COLUMN([.$F$27])));&quot;&quot;)" office:value-type="string" office:string-value="k010" calcext:value-type="string">
            <text:p>k010</text:p>
          </table:table-cell>
          <table:table-cell table:style-name="ce22" table:formula="of:=IF(LEFT([.Q20];3)=&quot;KC_&quot;;CONCATENATE(&quot;k0&quot;;(100*(ROW()-ROW([.$F$27]))+COLUMN()-COLUMN([.$F$27])));&quot;&quot;)" office:value-type="string" office:string-value="k011" calcext:value-type="string">
            <text:p>k011</text:p>
          </table:table-cell>
          <table:table-cell table:style-name="ce22" table:formula="of:=IF(LEFT([.R20];3)=&quot;KC_&quot;;CONCATENATE(&quot;k0&quot;;(100*(ROW()-ROW([.$F$27]))+COLUMN()-COLUMN([.$F$27])));&quot;&quot;)" office:value-type="string" office:string-value="k012" calcext:value-type="string">
            <text:p>k012</text:p>
          </table:table-cell>
          <table:table-cell table:style-name="ce22" table:formula="of:=IF(LEFT([.S20];3)=&quot;KC_&quot;;CONCATENATE(&quot;k0&quot;;(100*(ROW()-ROW([.$F$27]))+COLUMN()-COLUMN([.$F$27])));&quot;&quot;)" office:value-type="string" office:string-value="k013" calcext:value-type="string">
            <text:p>k013</text:p>
          </table:table-cell>
          <table:table-cell table:style-name="ce22" table:formula="of:=IF(LEFT([.T20];3)=&quot;KC_&quot;;CONCATENATE(&quot;k0&quot;;(100*(ROW()-ROW([.$F$27]))+COLUMN()-COLUMN([.$F$27])));&quot;&quot;)" office:value-type="string" office:string-value="k014" calcext:value-type="string">
            <text:p>k014</text:p>
          </table:table-cell>
          <table:table-cell table:style-name="ce22" table:formula="of:=IF(LEFT([.U20];3)=&quot;KC_&quot;;CONCATENATE(&quot;k0&quot;;(100*(ROW()-ROW([.$F$27]))+COLUMN()-COLUMN([.$F$27])));&quot;&quot;)" office:value-type="string" office:string-value="k015" calcext:value-type="string">
            <text:p>k015</text:p>
          </table:table-cell>
          <table:table-cell table:style-name="ce22" table:formula="of:=IF(LEFT([.V20];3)=&quot;KC_&quot;;CONCATENATE(&quot;k0&quot;;(100*(ROW()-ROW([.$F$27]))+COLUMN()-COLUMN([.$F$27])));&quot;&quot;)" office:value-type="string" office:string-value="k016" calcext:value-type="string">
            <text:p>k016</text:p>
          </table:table-cell>
          <table:table-cell table:style-name="ce22" table:formula="of:=IF(LEFT([.W20];3)=&quot;KC_&quot;;CONCATENATE(&quot;k0&quot;;(100*(ROW()-ROW([.$F$27]))+COLUMN()-COLUMN([.$F$27])));&quot;&quot;)">
            <text:p/>
          </table:table-cell>
          <table:table-cell table:style-name="ce22" table:formula="of:=IF(LEFT([.X20];3)=&quot;KC_&quot;;CONCATENATE(&quot;k0&quot;;(100*(ROW()-ROW([.$F$27]))+COLUMN()-COLUMN([.$F$27])));&quot;&quot;)">
            <text:p/>
          </table:table-cell>
          <table:table-cell table:style-name="ce22" table:formula="of:=IF(LEFT([.Y20];3)=&quot;KC_&quot;;CONCATENATE(&quot;k0&quot;;(100*(ROW()-ROW([.$F$27]))+COLUMN()-COLUMN([.$F$27])));&quot;&quot;)">
            <text:p/>
          </table:table-cell>
          <table:table-cell table:style-name="ce22" table:formula="of:=IF(LEFT([.Z20];3)=&quot;KC_&quot;;CONCATENATE(&quot;k0&quot;;(100*(ROW()-ROW([.$F$27]))+COLUMN()-COLUMN([.$F$27])));&quot;&quot;)">
            <text:p/>
          </table:table-cell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7]" office:value-type="float" office:value="14" calcext:value-type="float">
            <text:p>14</text:p>
          </table:table-cell>
          <table:table-cell office:value-type="string" calcext:value-type="string">
            <text:p>COL14</text:p>
          </table:table-cell>
          <table:table-cell table:number-columns-repeated="2"/>
          <table:table-cell table:style-name="ce22" table:formula="of:=IF(LEFT([.F21];3)=&quot;KC_&quot;;CONCATENATE(&quot;k&quot;;(100*(ROW()-ROW([.$F$27]))+COLUMN()-COLUMN([.$F$27])));&quot;&quot;)" office:value-type="string" office:string-value="k100" calcext:value-type="string">
            <text:p>k100</text:p>
          </table:table-cell>
          <table:table-cell table:style-name="ce22" table:formula="of:=IF(LEFT([.G21];3)=&quot;KC_&quot;;CONCATENATE(&quot;k&quot;;(100*(ROW()-ROW([.$F$27]))+COLUMN()-COLUMN([.$F$27])));&quot;&quot;)" office:value-type="string" office:string-value="k101" calcext:value-type="string">
            <text:p>k101</text:p>
          </table:table-cell>
          <table:table-cell table:style-name="ce22" table:formula="of:=IF(LEFT([.H21];3)=&quot;KC_&quot;;CONCATENATE(&quot;k&quot;;(100*(ROW()-ROW([.$F$27]))+COLUMN()-COLUMN([.$F$27])));&quot;&quot;)" office:value-type="string" office:string-value="k102" calcext:value-type="string">
            <text:p>k102</text:p>
          </table:table-cell>
          <table:table-cell table:style-name="ce22" table:formula="of:=IF(LEFT([.I21];3)=&quot;KC_&quot;;CONCATENATE(&quot;k&quot;;(100*(ROW()-ROW([.$F$27]))+COLUMN()-COLUMN([.$F$27])));&quot;&quot;)" office:value-type="string" office:string-value="k103" calcext:value-type="string">
            <text:p>k103</text:p>
          </table:table-cell>
          <table:table-cell table:style-name="ce22" table:formula="of:=IF(LEFT([.J21];3)=&quot;KC_&quot;;CONCATENATE(&quot;k&quot;;(100*(ROW()-ROW([.$F$27]))+COLUMN()-COLUMN([.$F$27])));&quot;&quot;)" office:value-type="string" office:string-value="k104" calcext:value-type="string">
            <text:p>k104</text:p>
          </table:table-cell>
          <table:table-cell table:style-name="ce22" table:formula="of:=IF(LEFT([.K21];3)=&quot;KC_&quot;;CONCATENATE(&quot;k&quot;;(100*(ROW()-ROW([.$F$27]))+COLUMN()-COLUMN([.$F$27])));&quot;&quot;)" office:value-type="string" office:string-value="k105" calcext:value-type="string">
            <text:p>k105</text:p>
          </table:table-cell>
          <table:table-cell table:style-name="ce22" table:formula="of:=IF(LEFT([.L21];3)=&quot;KC_&quot;;CONCATENATE(&quot;k&quot;;(100*(ROW()-ROW([.$F$27]))+COLUMN()-COLUMN([.$F$27])));&quot;&quot;)" office:value-type="string" office:string-value="k106" calcext:value-type="string">
            <text:p>k106</text:p>
          </table:table-cell>
          <table:table-cell table:style-name="ce22" table:formula="of:=IF(LEFT([.M21];3)=&quot;KC_&quot;;CONCATENATE(&quot;k&quot;;(100*(ROW()-ROW([.$F$27]))+COLUMN()-COLUMN([.$F$27])));&quot;&quot;)" office:value-type="string" office:string-value="k107" calcext:value-type="string">
            <text:p>k107</text:p>
          </table:table-cell>
          <table:table-cell table:style-name="ce22" table:formula="of:=IF(LEFT([.N21];3)=&quot;KC_&quot;;CONCATENATE(&quot;k&quot;;(100*(ROW()-ROW([.$F$27]))+COLUMN()-COLUMN([.$F$27])));&quot;&quot;)" office:value-type="string" office:string-value="k108" calcext:value-type="string">
            <text:p>k108</text:p>
          </table:table-cell>
          <table:table-cell table:style-name="ce22" table:formula="of:=IF(LEFT([.O21];3)=&quot;KC_&quot;;CONCATENATE(&quot;k&quot;;(100*(ROW()-ROW([.$F$27]))+COLUMN()-COLUMN([.$F$27])));&quot;&quot;)" office:value-type="string" office:string-value="k109" calcext:value-type="string">
            <text:p>k109</text:p>
          </table:table-cell>
          <table:table-cell table:style-name="ce22" table:formula="of:=IF(LEFT([.P21];3)=&quot;KC_&quot;;CONCATENATE(&quot;k&quot;;(100*(ROW()-ROW([.$F$27]))+COLUMN()-COLUMN([.$F$27])));&quot;&quot;)" office:value-type="string" office:string-value="k110" calcext:value-type="string">
            <text:p>k110</text:p>
          </table:table-cell>
          <table:table-cell table:style-name="ce22" table:formula="of:=IF(LEFT([.Q21];3)=&quot;KC_&quot;;CONCATENATE(&quot;k&quot;;(100*(ROW()-ROW([.$F$27]))+COLUMN()-COLUMN([.$F$27])));&quot;&quot;)" office:value-type="string" office:string-value="k111" calcext:value-type="string">
            <text:p>k111</text:p>
          </table:table-cell>
          <table:table-cell table:style-name="ce22" table:formula="of:=IF(LEFT([.R21];3)=&quot;KC_&quot;;CONCATENATE(&quot;k&quot;;(100*(ROW()-ROW([.$F$27]))+COLUMN()-COLUMN([.$F$27])));&quot;&quot;)" office:value-type="string" office:string-value="k112" calcext:value-type="string">
            <text:p>k112</text:p>
          </table:table-cell>
          <table:table-cell table:style-name="ce22" table:formula="of:=IF(LEFT([.S21];3)=&quot;KC_&quot;;CONCATENATE(&quot;k&quot;;(100*(ROW()-ROW([.$F$27]))+COLUMN()-COLUMN([.$F$27])));&quot;&quot;)" office:value-type="string" office:string-value="k113" calcext:value-type="string">
            <text:p>k113</text:p>
          </table:table-cell>
          <table:table-cell table:style-name="ce22" table:formula="of:=IF(LEFT([.T21];3)=&quot;KC_&quot;;CONCATENATE(&quot;k&quot;;(100*(ROW()-ROW([.$F$27]))+COLUMN()-COLUMN([.$F$27])));&quot;&quot;)" office:value-type="string" office:string-value="k114" calcext:value-type="string">
            <text:p>k114</text:p>
          </table:table-cell>
          <table:table-cell table:style-name="ce22" table:formula="of:=IF(LEFT([.U21];3)=&quot;KC_&quot;;CONCATENATE(&quot;k&quot;;(100*(ROW()-ROW([.$F$27]))+COLUMN()-COLUMN([.$F$27])));&quot;&quot;)" office:value-type="string" office:string-value="k115" calcext:value-type="string">
            <text:p>k115</text:p>
          </table:table-cell>
          <table:table-cell table:style-name="ce22" table:formula="of:=IF(LEFT([.V21];3)=&quot;KC_&quot;;CONCATENATE(&quot;k&quot;;(100*(ROW()-ROW([.$F$27]))+COLUMN()-COLUMN([.$F$27])));&quot;&quot;)" office:value-type="string" office:string-value="k116" calcext:value-type="string">
            <text:p>k116</text:p>
          </table:table-cell>
          <table:table-cell table:style-name="ce22" table:formula="of:=IF(LEFT([.W21];3)=&quot;KC_&quot;;CONCATENATE(&quot;k&quot;;(100*(ROW()-ROW([.$F$27]))+COLUMN()-COLUMN([.$F$27])));&quot;&quot;)" office:value-type="string" office:string-value="k117" calcext:value-type="string">
            <text:p>k117</text:p>
          </table:table-cell>
          <table:table-cell table:style-name="ce22" table:formula="of:=IF(LEFT([.X21];3)=&quot;KC_&quot;;CONCATENATE(&quot;k&quot;;(100*(ROW()-ROW([.$F$27]))+COLUMN()-COLUMN([.$F$27])));&quot;&quot;)" office:value-type="string" office:string-value="k118" calcext:value-type="string">
            <text:p>k118</text:p>
          </table:table-cell>
          <table:table-cell table:style-name="ce22" table:formula="of:=IF(LEFT([.Y21];3)=&quot;KC_&quot;;CONCATENATE(&quot;k&quot;;(100*(ROW()-ROW([.$F$27]))+COLUMN()-COLUMN([.$F$27])));&quot;&quot;)" office:value-type="string" office:string-value="k119" calcext:value-type="string">
            <text:p>k119</text:p>
          </table:table-cell>
          <table:table-cell table:style-name="ce22" table:formula="of:=IF(LEFT([.Z21];3)=&quot;KC_&quot;;CONCATENATE(&quot;k&quot;;(100*(ROW()-ROW([.$F$27]))+COLUMN()-COLUMN([.$F$27])));&quot;&quot;)" office:value-type="string" office:string-value="k120" calcext:value-type="string">
            <text:p>k120</text:p>
          </table:table-cell>
          <table:table-cell table:number-columns-repeated="38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8]" office:value-type="float" office:value="15" calcext:value-type="float">
            <text:p>15</text:p>
          </table:table-cell>
          <table:table-cell office:value-type="string" calcext:value-type="string">
            <text:p>COL15</text:p>
          </table:table-cell>
          <table:table-cell table:number-columns-repeated="2"/>
          <table:table-cell table:style-name="ce22" table:formula="of:=IF(LEFT([.F22];3)=&quot;KC_&quot;;CONCATENATE(&quot;k&quot;;(100*(ROW()-ROW([.$F$27]))+COLUMN()-COLUMN([.$F$27])));&quot;&quot;)" office:value-type="string" office:string-value="k200" calcext:value-type="string">
            <text:p>k200</text:p>
          </table:table-cell>
          <table:table-cell table:style-name="ce22" table:formula="of:=IF(LEFT([.G22];3)=&quot;KC_&quot;;CONCATENATE(&quot;k&quot;;(100*(ROW()-ROW([.$F$27]))+COLUMN()-COLUMN([.$F$27])));&quot;&quot;)" office:value-type="string" office:string-value="k201" calcext:value-type="string">
            <text:p>k201</text:p>
          </table:table-cell>
          <table:table-cell table:style-name="ce22" table:formula="of:=IF(LEFT([.H22];3)=&quot;KC_&quot;;CONCATENATE(&quot;k&quot;;(100*(ROW()-ROW([.$F$27]))+COLUMN()-COLUMN([.$F$27])));&quot;&quot;)" office:value-type="string" office:string-value="k202" calcext:value-type="string">
            <text:p>k202</text:p>
          </table:table-cell>
          <table:table-cell table:style-name="ce22" table:formula="of:=IF(LEFT([.I22];3)=&quot;KC_&quot;;CONCATENATE(&quot;k&quot;;(100*(ROW()-ROW([.$F$27]))+COLUMN()-COLUMN([.$F$27])));&quot;&quot;)" office:value-type="string" office:string-value="k203" calcext:value-type="string">
            <text:p>k203</text:p>
          </table:table-cell>
          <table:table-cell table:style-name="ce22" table:formula="of:=IF(LEFT([.J22];3)=&quot;KC_&quot;;CONCATENATE(&quot;k&quot;;(100*(ROW()-ROW([.$F$27]))+COLUMN()-COLUMN([.$F$27])));&quot;&quot;)" office:value-type="string" office:string-value="k204" calcext:value-type="string">
            <text:p>k204</text:p>
          </table:table-cell>
          <table:table-cell table:style-name="ce22" table:formula="of:=IF(LEFT([.K22];3)=&quot;KC_&quot;;CONCATENATE(&quot;k&quot;;(100*(ROW()-ROW([.$F$27]))+COLUMN()-COLUMN([.$F$27])));&quot;&quot;)" office:value-type="string" office:string-value="k205" calcext:value-type="string">
            <text:p>k205</text:p>
          </table:table-cell>
          <table:table-cell table:style-name="ce22" table:formula="of:=IF(LEFT([.L22];3)=&quot;KC_&quot;;CONCATENATE(&quot;k&quot;;(100*(ROW()-ROW([.$F$27]))+COLUMN()-COLUMN([.$F$27])));&quot;&quot;)" office:value-type="string" office:string-value="k206" calcext:value-type="string">
            <text:p>k206</text:p>
          </table:table-cell>
          <table:table-cell table:style-name="ce22" table:formula="of:=IF(LEFT([.M22];3)=&quot;KC_&quot;;CONCATENATE(&quot;k&quot;;(100*(ROW()-ROW([.$F$27]))+COLUMN()-COLUMN([.$F$27])));&quot;&quot;)" office:value-type="string" office:string-value="k207" calcext:value-type="string">
            <text:p>k207</text:p>
          </table:table-cell>
          <table:table-cell table:style-name="ce22" table:formula="of:=IF(LEFT([.N22];3)=&quot;KC_&quot;;CONCATENATE(&quot;k&quot;;(100*(ROW()-ROW([.$F$27]))+COLUMN()-COLUMN([.$F$27])));&quot;&quot;)" office:value-type="string" office:string-value="k208" calcext:value-type="string">
            <text:p>k208</text:p>
          </table:table-cell>
          <table:table-cell table:style-name="ce22" table:formula="of:=IF(LEFT([.O22];3)=&quot;KC_&quot;;CONCATENATE(&quot;k&quot;;(100*(ROW()-ROW([.$F$27]))+COLUMN()-COLUMN([.$F$27])));&quot;&quot;)" office:value-type="string" office:string-value="k209" calcext:value-type="string">
            <text:p>k209</text:p>
          </table:table-cell>
          <table:table-cell table:style-name="ce22" table:formula="of:=IF(LEFT([.P22];3)=&quot;KC_&quot;;CONCATENATE(&quot;k&quot;;(100*(ROW()-ROW([.$F$27]))+COLUMN()-COLUMN([.$F$27])));&quot;&quot;)" office:value-type="string" office:string-value="k210" calcext:value-type="string">
            <text:p>k210</text:p>
          </table:table-cell>
          <table:table-cell table:style-name="ce22" table:formula="of:=IF(LEFT([.Q22];3)=&quot;KC_&quot;;CONCATENATE(&quot;k&quot;;(100*(ROW()-ROW([.$F$27]))+COLUMN()-COLUMN([.$F$27])));&quot;&quot;)" office:value-type="string" office:string-value="k211" calcext:value-type="string">
            <text:p>k211</text:p>
          </table:table-cell>
          <table:table-cell table:style-name="ce22" table:formula="of:=IF(LEFT([.R22];3)=&quot;KC_&quot;;CONCATENATE(&quot;k&quot;;(100*(ROW()-ROW([.$F$27]))+COLUMN()-COLUMN([.$F$27])));&quot;&quot;)" office:value-type="string" office:string-value="k212" calcext:value-type="string">
            <text:p>k212</text:p>
          </table:table-cell>
          <table:table-cell table:style-name="ce22" table:formula="of:=IF(LEFT([.S22];3)=&quot;KC_&quot;;CONCATENATE(&quot;k&quot;;(100*(ROW()-ROW([.$F$27]))+COLUMN()-COLUMN([.$F$27])));&quot;&quot;)" office:value-type="string" office:string-value="k213" calcext:value-type="string">
            <text:p>k213</text:p>
          </table:table-cell>
          <table:table-cell table:style-name="ce22" table:formula="of:=IF(LEFT([.T22];3)=&quot;KC_&quot;;CONCATENATE(&quot;k&quot;;(100*(ROW()-ROW([.$F$27]))+COLUMN()-COLUMN([.$F$27])));&quot;&quot;)" office:value-type="string" office:string-value="k214" calcext:value-type="string">
            <text:p>k214</text:p>
          </table:table-cell>
          <table:table-cell table:style-name="ce22" table:formula="of:=IF(LEFT([.U22];3)=&quot;KC_&quot;;CONCATENATE(&quot;k&quot;;(100*(ROW()-ROW([.$F$27]))+COLUMN()-COLUMN([.$F$27])));&quot;&quot;)" office:value-type="string" office:string-value="k215" calcext:value-type="string">
            <text:p>k215</text:p>
          </table:table-cell>
          <table:table-cell table:style-name="ce22" table:formula="of:=IF(LEFT([.V22];3)=&quot;KC_&quot;;CONCATENATE(&quot;k&quot;;(100*(ROW()-ROW([.$F$27]))+COLUMN()-COLUMN([.$F$27])));&quot;&quot;)" office:value-type="string" office:string-value="k216" calcext:value-type="string">
            <text:p>k216</text:p>
          </table:table-cell>
          <table:table-cell table:style-name="ce22" table:formula="of:=IF(LEFT([.W22];3)=&quot;KC_&quot;;CONCATENATE(&quot;k&quot;;(100*(ROW()-ROW([.$F$27]))+COLUMN()-COLUMN([.$F$27])));&quot;&quot;)" office:value-type="string" office:string-value="k217" calcext:value-type="string">
            <text:p>k217</text:p>
          </table:table-cell>
          <table:table-cell table:style-name="ce22" table:formula="of:=IF(LEFT([.X22];3)=&quot;KC_&quot;;CONCATENATE(&quot;k&quot;;(100*(ROW()-ROW([.$F$27]))+COLUMN()-COLUMN([.$F$27])));&quot;&quot;)" office:value-type="string" office:string-value="k218" calcext:value-type="string">
            <text:p>k218</text:p>
          </table:table-cell>
          <table:table-cell table:style-name="ce22" table:formula="of:=IF(LEFT([.Y22];3)=&quot;KC_&quot;;CONCATENATE(&quot;k&quot;;(100*(ROW()-ROW([.$F$27]))+COLUMN()-COLUMN([.$F$27])));&quot;&quot;)" office:value-type="string" office:string-value="k219" calcext:value-type="string">
            <text:p>k219</text:p>
          </table:table-cell>
          <table:table-cell table:style-name="ce22" table:formula="of:=IF(LEFT([.Z22];3)=&quot;KC_&quot;;CONCATENATE(&quot;k&quot;;(100*(ROW()-ROW([.$F$27]))+COLUMN()-COLUMN([.$F$27])));&quot;&quot;)">
            <text:p/>
          </table:table-cell>
          <table:table-cell table:style-name="ce24"/>
          <table:table-cell table:number-columns-repeated="37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29]" office:value-type="float" office:value="16" calcext:value-type="float">
            <text:p>16</text:p>
          </table:table-cell>
          <table:table-cell office:value-type="string" calcext:value-type="string">
            <text:p>COL16</text:p>
          </table:table-cell>
          <table:table-cell table:number-columns-repeated="2"/>
          <table:table-cell table:style-name="ce22" table:formula="of:=IF(LEFT([.F23];3)=&quot;KC_&quot;;CONCATENATE(&quot;k&quot;;(100*(ROW()-ROW([.$F$27]))+COLUMN()-COLUMN([.$F$27])));&quot;&quot;)" office:value-type="string" office:string-value="k300" calcext:value-type="string">
            <text:p>k300</text:p>
          </table:table-cell>
          <table:table-cell table:style-name="ce22" table:formula="of:=IF(LEFT([.G23];3)=&quot;KC_&quot;;CONCATENATE(&quot;k&quot;;(100*(ROW()-ROW([.$F$27]))+COLUMN()-COLUMN([.$F$27])));&quot;&quot;)" office:value-type="string" office:string-value="k301" calcext:value-type="string">
            <text:p>k301</text:p>
          </table:table-cell>
          <table:table-cell table:style-name="ce22" table:formula="of:=IF(LEFT([.H23];3)=&quot;KC_&quot;;CONCATENATE(&quot;k&quot;;(100*(ROW()-ROW([.$F$27]))+COLUMN()-COLUMN([.$F$27])));&quot;&quot;)" office:value-type="string" office:string-value="k302" calcext:value-type="string">
            <text:p>k302</text:p>
          </table:table-cell>
          <table:table-cell table:style-name="ce22" table:formula="of:=IF(LEFT([.I23];3)=&quot;KC_&quot;;CONCATENATE(&quot;k&quot;;(100*(ROW()-ROW([.$F$27]))+COLUMN()-COLUMN([.$F$27])));&quot;&quot;)" office:value-type="string" office:string-value="k303" calcext:value-type="string">
            <text:p>k303</text:p>
          </table:table-cell>
          <table:table-cell table:style-name="ce22" table:formula="of:=IF(LEFT([.J23];3)=&quot;KC_&quot;;CONCATENATE(&quot;k&quot;;(100*(ROW()-ROW([.$F$27]))+COLUMN()-COLUMN([.$F$27])));&quot;&quot;)" office:value-type="string" office:string-value="k304" calcext:value-type="string">
            <text:p>k304</text:p>
          </table:table-cell>
          <table:table-cell table:style-name="ce22" table:formula="of:=IF(LEFT([.K23];3)=&quot;KC_&quot;;CONCATENATE(&quot;k&quot;;(100*(ROW()-ROW([.$F$27]))+COLUMN()-COLUMN([.$F$27])));&quot;&quot;)" office:value-type="string" office:string-value="k305" calcext:value-type="string">
            <text:p>k305</text:p>
          </table:table-cell>
          <table:table-cell table:style-name="ce22" table:formula="of:=IF(LEFT([.L23];3)=&quot;KC_&quot;;CONCATENATE(&quot;k&quot;;(100*(ROW()-ROW([.$F$27]))+COLUMN()-COLUMN([.$F$27])));&quot;&quot;)" office:value-type="string" office:string-value="k306" calcext:value-type="string">
            <text:p>k306</text:p>
          </table:table-cell>
          <table:table-cell table:style-name="ce22" table:formula="of:=IF(LEFT([.M23];3)=&quot;KC_&quot;;CONCATENATE(&quot;k&quot;;(100*(ROW()-ROW([.$F$27]))+COLUMN()-COLUMN([.$F$27])));&quot;&quot;)" office:value-type="string" office:string-value="k307" calcext:value-type="string">
            <text:p>k307</text:p>
          </table:table-cell>
          <table:table-cell table:style-name="ce22" table:formula="of:=IF(LEFT([.N23];3)=&quot;KC_&quot;;CONCATENATE(&quot;k&quot;;(100*(ROW()-ROW([.$F$27]))+COLUMN()-COLUMN([.$F$27])));&quot;&quot;)" office:value-type="string" office:string-value="k308" calcext:value-type="string">
            <text:p>k308</text:p>
          </table:table-cell>
          <table:table-cell table:style-name="ce22" table:formula="of:=IF(LEFT([.O23];3)=&quot;KC_&quot;;CONCATENATE(&quot;k&quot;;(100*(ROW()-ROW([.$F$27]))+COLUMN()-COLUMN([.$F$27])));&quot;&quot;)" office:value-type="string" office:string-value="k309" calcext:value-type="string">
            <text:p>k309</text:p>
          </table:table-cell>
          <table:table-cell table:style-name="ce22" table:formula="of:=IF(LEFT([.P23];3)=&quot;KC_&quot;;CONCATENATE(&quot;k&quot;;(100*(ROW()-ROW([.$F$27]))+COLUMN()-COLUMN([.$F$27])));&quot;&quot;)" office:value-type="string" office:string-value="k310" calcext:value-type="string">
            <text:p>k310</text:p>
          </table:table-cell>
          <table:table-cell table:style-name="ce22" table:formula="of:=IF(LEFT([.Q23];3)=&quot;KC_&quot;;CONCATENATE(&quot;k&quot;;(100*(ROW()-ROW([.$F$27]))+COLUMN()-COLUMN([.$F$27])));&quot;&quot;)" office:value-type="string" office:string-value="k311" calcext:value-type="string">
            <text:p>k311</text:p>
          </table:table-cell>
          <table:table-cell table:style-name="ce22" table:formula="of:=IF(LEFT([.R23];3)=&quot;KC_&quot;;CONCATENATE(&quot;k&quot;;(100*(ROW()-ROW([.$F$27]))+COLUMN()-COLUMN([.$F$27])));&quot;&quot;)" office:value-type="string" office:string-value="k312" calcext:value-type="string">
            <text:p>k312</text:p>
          </table:table-cell>
          <table:table-cell table:style-name="ce22" table:formula="of:=IF(LEFT([.S23];3)=&quot;KC_&quot;;CONCATENATE(&quot;k&quot;;(100*(ROW()-ROW([.$F$27]))+COLUMN()-COLUMN([.$F$27])));&quot;&quot;)" office:value-type="string" office:string-value="k313" calcext:value-type="string">
            <text:p>k313</text:p>
          </table:table-cell>
          <table:table-cell table:style-name="ce22" table:formula="of:=IF(LEFT([.T23];3)=&quot;KC_&quot;;CONCATENATE(&quot;k&quot;;(100*(ROW()-ROW([.$F$27]))+COLUMN()-COLUMN([.$F$27])));&quot;&quot;)">
            <text:p/>
          </table:table-cell>
          <table:table-cell table:style-name="ce22" table:formula="of:=IF(LEFT([.U23];3)=&quot;KC_&quot;;CONCATENATE(&quot;k&quot;;(100*(ROW()-ROW([.$F$27]))+COLUMN()-COLUMN([.$F$27])));&quot;&quot;)">
            <text:p/>
          </table:table-cell>
          <table:table-cell table:style-name="ce22" table:formula="of:=IF(LEFT([.V23];3)=&quot;KC_&quot;;CONCATENATE(&quot;k&quot;;(100*(ROW()-ROW([.$F$27]))+COLUMN()-COLUMN([.$F$27])));&quot;&quot;)">
            <text:p/>
          </table:table-cell>
          <table:table-cell table:style-name="ce22" table:formula="of:=IF(LEFT([.W23];3)=&quot;KC_&quot;;CONCATENATE(&quot;k&quot;;(100*(ROW()-ROW([.$F$27]))+COLUMN()-COLUMN([.$F$27])));&quot;&quot;)" office:value-type="string" office:string-value="k317" calcext:value-type="string">
            <text:p>k317</text:p>
          </table:table-cell>
          <table:table-cell table:style-name="ce22" table:formula="of:=IF(LEFT([.X23];3)=&quot;KC_&quot;;CONCATENATE(&quot;k&quot;;(100*(ROW()-ROW([.$F$27]))+COLUMN()-COLUMN([.$F$27])));&quot;&quot;)" office:value-type="string" office:string-value="k318" calcext:value-type="string">
            <text:p>k318</text:p>
          </table:table-cell>
          <table:table-cell table:style-name="ce22" table:formula="of:=IF(LEFT([.Y23];3)=&quot;KC_&quot;;CONCATENATE(&quot;k&quot;;(100*(ROW()-ROW([.$F$27]))+COLUMN()-COLUMN([.$F$27])));&quot;&quot;)" office:value-type="string" office:string-value="k319" calcext:value-type="string">
            <text:p>k319</text:p>
          </table:table-cell>
          <table:table-cell table:style-name="ce22" table:formula="of:=IF(LEFT([.Z23];3)=&quot;KC_&quot;;CONCATENATE(&quot;k&quot;;(100*(ROW()-ROW([.$F$27]))+COLUMN()-COLUMN([.$F$27])));&quot;&quot;)" office:value-type="string" office:string-value="k320" calcext:value-type="string">
            <text:p>k320</text:p>
          </table:table-cell>
          <table:table-cell table:style-name="ce24"/>
          <table:table-cell table:number-columns-repeated="37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30]" office:value-type="float" office:value="17" calcext:value-type="float">
            <text:p>17</text:p>
          </table:table-cell>
          <table:table-cell office:value-type="string" calcext:value-type="string">
            <text:p>LED_NUMLOCK</text:p>
          </table:table-cell>
          <table:table-cell table:number-columns-repeated="2"/>
          <table:table-cell table:style-name="ce22" table:formula="of:=IF(LEFT([.F24];3)=&quot;KC_&quot;;CONCATENATE(&quot;k&quot;;(100*(ROW()-ROW([.$F$27]))+COLUMN()-COLUMN([.$F$27])));&quot;&quot;)" office:value-type="string" office:string-value="k400" calcext:value-type="string">
            <text:p>k400</text:p>
          </table:table-cell>
          <table:table-cell table:style-name="ce22" table:formula="of:=IF(LEFT([.G24];3)=&quot;KC_&quot;;CONCATENATE(&quot;k&quot;;(100*(ROW()-ROW([.$F$27]))+COLUMN()-COLUMN([.$F$27])));&quot;&quot;)" office:value-type="string" office:string-value="k401" calcext:value-type="string">
            <text:p>k401</text:p>
          </table:table-cell>
          <table:table-cell table:style-name="ce22" table:formula="of:=IF(LEFT([.H24];3)=&quot;KC_&quot;;CONCATENATE(&quot;k&quot;;(100*(ROW()-ROW([.$F$27]))+COLUMN()-COLUMN([.$F$27])));&quot;&quot;)" office:value-type="string" office:string-value="k402" calcext:value-type="string">
            <text:p>k402</text:p>
          </table:table-cell>
          <table:table-cell table:style-name="ce22" table:formula="of:=IF(LEFT([.I24];3)=&quot;KC_&quot;;CONCATENATE(&quot;k&quot;;(100*(ROW()-ROW([.$F$27]))+COLUMN()-COLUMN([.$F$27])));&quot;&quot;)" office:value-type="string" office:string-value="k403" calcext:value-type="string">
            <text:p>k403</text:p>
          </table:table-cell>
          <table:table-cell table:style-name="ce22" table:formula="of:=IF(LEFT([.J24];3)=&quot;KC_&quot;;CONCATENATE(&quot;k&quot;;(100*(ROW()-ROW([.$F$27]))+COLUMN()-COLUMN([.$F$27])));&quot;&quot;)" office:value-type="string" office:string-value="k404" calcext:value-type="string">
            <text:p>k404</text:p>
          </table:table-cell>
          <table:table-cell table:style-name="ce22" table:formula="of:=IF(LEFT([.K24];3)=&quot;KC_&quot;;CONCATENATE(&quot;k&quot;;(100*(ROW()-ROW([.$F$27]))+COLUMN()-COLUMN([.$F$27])));&quot;&quot;)" office:value-type="string" office:string-value="k405" calcext:value-type="string">
            <text:p>k405</text:p>
          </table:table-cell>
          <table:table-cell table:style-name="ce22" table:formula="of:=IF(LEFT([.L24];3)=&quot;KC_&quot;;CONCATENATE(&quot;k&quot;;(100*(ROW()-ROW([.$F$27]))+COLUMN()-COLUMN([.$F$27])));&quot;&quot;)" office:value-type="string" office:string-value="k406" calcext:value-type="string">
            <text:p>k406</text:p>
          </table:table-cell>
          <table:table-cell table:style-name="ce22" table:formula="of:=IF(LEFT([.M24];3)=&quot;KC_&quot;;CONCATENATE(&quot;k&quot;;(100*(ROW()-ROW([.$F$27]))+COLUMN()-COLUMN([.$F$27])));&quot;&quot;)" office:value-type="string" office:string-value="k407" calcext:value-type="string">
            <text:p>k407</text:p>
          </table:table-cell>
          <table:table-cell table:style-name="ce22" table:formula="of:=IF(LEFT([.N24];3)=&quot;KC_&quot;;CONCATENATE(&quot;k&quot;;(100*(ROW()-ROW([.$F$27]))+COLUMN()-COLUMN([.$F$27])));&quot;&quot;)" office:value-type="string" office:string-value="k408" calcext:value-type="string">
            <text:p>k408</text:p>
          </table:table-cell>
          <table:table-cell table:style-name="ce22" table:formula="of:=IF(LEFT([.O24];3)=&quot;KC_&quot;;CONCATENATE(&quot;k&quot;;(100*(ROW()-ROW([.$F$27]))+COLUMN()-COLUMN([.$F$27])));&quot;&quot;)" office:value-type="string" office:string-value="k409" calcext:value-type="string">
            <text:p>k409</text:p>
          </table:table-cell>
          <table:table-cell table:style-name="ce22" table:formula="of:=IF(LEFT([.P24];3)=&quot;KC_&quot;;CONCATENATE(&quot;k&quot;;(100*(ROW()-ROW([.$F$27]))+COLUMN()-COLUMN([.$F$27])));&quot;&quot;)" office:value-type="string" office:string-value="k410" calcext:value-type="string">
            <text:p>k410</text:p>
          </table:table-cell>
          <table:table-cell table:style-name="ce22" table:formula="of:=IF(LEFT([.Q24];3)=&quot;KC_&quot;;CONCATENATE(&quot;k&quot;;(100*(ROW()-ROW([.$F$27]))+COLUMN()-COLUMN([.$F$27])));&quot;&quot;)" office:value-type="string" office:string-value="k411" calcext:value-type="string">
            <text:p>k411</text:p>
          </table:table-cell>
          <table:table-cell table:style-name="ce22" table:formula="of:=IF(LEFT([.R24];3)=&quot;KC_&quot;;CONCATENATE(&quot;k&quot;;(100*(ROW()-ROW([.$F$27]))+COLUMN()-COLUMN([.$F$27])));&quot;&quot;)" office:value-type="string" office:string-value="k412" calcext:value-type="string">
            <text:p>k412</text:p>
          </table:table-cell>
          <table:table-cell table:style-name="ce22" table:formula="of:=IF(LEFT([.S24];3)=&quot;KC_&quot;;CONCATENATE(&quot;k&quot;;(100*(ROW()-ROW([.$F$27]))+COLUMN()-COLUMN([.$F$27])));&quot;&quot;)">
            <text:p/>
          </table:table-cell>
          <table:table-cell table:style-name="ce22" table:formula="of:=IF(LEFT([.T24];3)=&quot;KC_&quot;;CONCATENATE(&quot;k&quot;;(100*(ROW()-ROW([.$F$27]))+COLUMN()-COLUMN([.$F$27])));&quot;&quot;)">
            <text:p/>
          </table:table-cell>
          <table:table-cell table:style-name="ce22" table:formula="of:=IF(LEFT([.U24];3)=&quot;KC_&quot;;CONCATENATE(&quot;k&quot;;(100*(ROW()-ROW([.$F$27]))+COLUMN()-COLUMN([.$F$27])));&quot;&quot;)" office:value-type="string" office:string-value="k415" calcext:value-type="string">
            <text:p>k415</text:p>
          </table:table-cell>
          <table:table-cell table:style-name="ce22" table:formula="of:=IF(LEFT([.V24];3)=&quot;KC_&quot;;CONCATENATE(&quot;k&quot;;(100*(ROW()-ROW([.$F$27]))+COLUMN()-COLUMN([.$F$27])));&quot;&quot;)">
            <text:p/>
          </table:table-cell>
          <table:table-cell table:style-name="ce22" table:formula="of:=IF(LEFT([.W24];3)=&quot;KC_&quot;;CONCATENATE(&quot;k&quot;;(100*(ROW()-ROW([.$F$27]))+COLUMN()-COLUMN([.$F$27])));&quot;&quot;)" office:value-type="string" office:string-value="k417" calcext:value-type="string">
            <text:p>k417</text:p>
          </table:table-cell>
          <table:table-cell table:style-name="ce22" table:formula="of:=IF(LEFT([.X24];3)=&quot;KC_&quot;;CONCATENATE(&quot;k&quot;;(100*(ROW()-ROW([.$F$27]))+COLUMN()-COLUMN([.$F$27])));&quot;&quot;)" office:value-type="string" office:string-value="k418" calcext:value-type="string">
            <text:p>k418</text:p>
          </table:table-cell>
          <table:table-cell table:style-name="ce22" table:formula="of:=IF(LEFT([.Y24];3)=&quot;KC_&quot;;CONCATENATE(&quot;k&quot;;(100*(ROW()-ROW([.$F$27]))+COLUMN()-COLUMN([.$F$27])));&quot;&quot;)" office:value-type="string" office:string-value="k419" calcext:value-type="string">
            <text:p>k419</text:p>
          </table:table-cell>
          <table:table-cell table:style-name="ce22" table:formula="of:=IF(LEFT([.Z24];3)=&quot;KC_&quot;;CONCATENATE(&quot;k&quot;;(100*(ROW()-ROW([.$F$27]))+COLUMN()-COLUMN([.$F$27])));&quot;&quot;)">
            <text:p/>
          </table:table-cell>
          <table:table-cell table:style-name="ce24"/>
          <table:table-cell table:number-columns-repeated="37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31]" office:value-type="float" office:value="18" calcext:value-type="float">
            <text:p>18</text:p>
          </table:table-cell>
          <table:table-cell office:value-type="string" calcext:value-type="string">
            <text:p>LED_SCROLLOCK</text:p>
          </table:table-cell>
          <table:table-cell table:number-columns-repeated="2"/>
          <table:table-cell table:style-name="ce22" table:formula="of:=IF(LEFT([.F25];3)=&quot;KC_&quot;;CONCATENATE(&quot;k&quot;;(100*(ROW()-ROW([.$F$27]))+COLUMN()-COLUMN([.$F$27])));&quot;&quot;)" office:value-type="string" office:string-value="k500" calcext:value-type="string">
            <text:p>k500</text:p>
          </table:table-cell>
          <table:table-cell table:style-name="ce22" table:formula="of:=IF(LEFT([.G25];3)=&quot;KC_&quot;;CONCATENATE(&quot;k&quot;;(100*(ROW()-ROW([.$F$27]))+COLUMN()-COLUMN([.$F$27])));&quot;&quot;)" office:value-type="string" office:string-value="k501" calcext:value-type="string">
            <text:p>k501</text:p>
          </table:table-cell>
          <table:table-cell table:style-name="ce22" table:formula="of:=IF(LEFT([.H25];3)=&quot;KC_&quot;;CONCATENATE(&quot;k&quot;;(100*(ROW()-ROW([.$F$27]))+COLUMN()-COLUMN([.$F$27])));&quot;&quot;)">
            <text:p/>
          </table:table-cell>
          <table:table-cell table:style-name="ce22" table:formula="of:=IF(LEFT([.I25];3)=&quot;KC_&quot;;CONCATENATE(&quot;k&quot;;(100*(ROW()-ROW([.$F$27]))+COLUMN()-COLUMN([.$F$27])));&quot;&quot;)">
            <text:p/>
          </table:table-cell>
          <table:table-cell table:style-name="ce22" table:formula="of:=IF(LEFT([.J25];3)=&quot;KC_&quot;;CONCATENATE(&quot;k&quot;;(100*(ROW()-ROW([.$F$27]))+COLUMN()-COLUMN([.$F$27])));&quot;&quot;)">
            <text:p/>
          </table:table-cell>
          <table:table-cell table:style-name="ce22" table:formula="of:=IF(LEFT([.K25];3)=&quot;KC_&quot;;CONCATENATE(&quot;k&quot;;(100*(ROW()-ROW([.$F$27]))+COLUMN()-COLUMN([.$F$27])));&quot;&quot;)">
            <text:p/>
          </table:table-cell>
          <table:table-cell table:style-name="ce22" table:formula="of:=IF(LEFT([.L25];3)=&quot;KC_&quot;;CONCATENATE(&quot;k&quot;;(100*(ROW()-ROW([.$F$27]))+COLUMN()-COLUMN([.$F$27])));&quot;&quot;)">
            <text:p/>
          </table:table-cell>
          <table:table-cell table:style-name="ce22" table:formula="of:=IF(LEFT([.M25];3)=&quot;KC_&quot;;CONCATENATE(&quot;k&quot;;(100*(ROW()-ROW([.$F$27]))+COLUMN()-COLUMN([.$F$27])));&quot;&quot;)" office:value-type="string" office:string-value="k507" calcext:value-type="string">
            <text:p>k507</text:p>
          </table:table-cell>
          <table:table-cell table:style-name="ce22" table:formula="of:=IF(LEFT([.N25];3)=&quot;KC_&quot;;CONCATENATE(&quot;k&quot;;(100*(ROW()-ROW([.$F$27]))+COLUMN()-COLUMN([.$F$27])));&quot;&quot;)">
            <text:p/>
          </table:table-cell>
          <table:table-cell table:style-name="ce22" table:formula="of:=IF(LEFT([.O25];3)=&quot;KC_&quot;;CONCATENATE(&quot;k&quot;;(100*(ROW()-ROW([.$F$27]))+COLUMN()-COLUMN([.$F$27])));&quot;&quot;)">
            <text:p/>
          </table:table-cell>
          <table:table-cell table:style-name="ce22" table:formula="of:=IF(LEFT([.P25];3)=&quot;KC_&quot;;CONCATENATE(&quot;k&quot;;(100*(ROW()-ROW([.$F$27]))+COLUMN()-COLUMN([.$F$27])));&quot;&quot;)">
            <text:p/>
          </table:table-cell>
          <table:table-cell table:style-name="ce22" table:formula="of:=IF(LEFT([.Q25];3)=&quot;KC_&quot;;CONCATENATE(&quot;k&quot;;(100*(ROW()-ROW([.$F$27]))+COLUMN()-COLUMN([.$F$27])));&quot;&quot;)" office:value-type="string" office:string-value="k511" calcext:value-type="string">
            <text:p>k511</text:p>
          </table:table-cell>
          <table:table-cell table:style-name="ce22" table:formula="of:=IF(LEFT([.R25];3)=&quot;KC_&quot;;CONCATENATE(&quot;k&quot;;(100*(ROW()-ROW([.$F$27]))+COLUMN()-COLUMN([.$F$27])));&quot;&quot;)" office:value-type="string" office:string-value="k512" calcext:value-type="string">
            <text:p>k512</text:p>
          </table:table-cell>
          <table:table-cell table:style-name="ce22" table:formula="of:=IF(LEFT([.S25];3)=&quot;KC_&quot;;CONCATENATE(&quot;k&quot;;(100*(ROW()-ROW([.$F$27]))+COLUMN()-COLUMN([.$F$27])));&quot;&quot;)">
            <text:p/>
          </table:table-cell>
          <table:table-cell table:style-name="ce22" table:formula="of:=IF(LEFT([.T25];3)=&quot;KC_&quot;;CONCATENATE(&quot;k&quot;;(100*(ROW()-ROW([.$F$27]))+COLUMN()-COLUMN([.$F$27])));&quot;&quot;)" office:value-type="string" office:string-value="k514" calcext:value-type="string">
            <text:p>k514</text:p>
          </table:table-cell>
          <table:table-cell table:style-name="ce22" table:formula="of:=IF(LEFT([.U25];3)=&quot;KC_&quot;;CONCATENATE(&quot;k&quot;;(100*(ROW()-ROW([.$F$27]))+COLUMN()-COLUMN([.$F$27])));&quot;&quot;)" office:value-type="string" office:string-value="k515" calcext:value-type="string">
            <text:p>k515</text:p>
          </table:table-cell>
          <table:table-cell table:style-name="ce22" table:formula="of:=IF(LEFT([.V25];3)=&quot;KC_&quot;;CONCATENATE(&quot;k&quot;;(100*(ROW()-ROW([.$F$27]))+COLUMN()-COLUMN([.$F$27])));&quot;&quot;)" office:value-type="string" office:string-value="k516" calcext:value-type="string">
            <text:p>k516</text:p>
          </table:table-cell>
          <table:table-cell table:style-name="ce22" table:formula="of:=IF(LEFT([.W25];3)=&quot;KC_&quot;;CONCATENATE(&quot;k&quot;;(100*(ROW()-ROW([.$F$27]))+COLUMN()-COLUMN([.$F$27])));&quot;&quot;)" office:value-type="string" office:string-value="k517" calcext:value-type="string">
            <text:p>k517</text:p>
          </table:table-cell>
          <table:table-cell table:style-name="ce22" table:formula="of:=IF(LEFT([.X25];3)=&quot;KC_&quot;;CONCATENATE(&quot;k&quot;;(100*(ROW()-ROW([.$F$27]))+COLUMN()-COLUMN([.$F$27])));&quot;&quot;)">
            <text:p/>
          </table:table-cell>
          <table:table-cell table:style-name="ce22" table:formula="of:=IF(LEFT([.Y25];3)=&quot;KC_&quot;;CONCATENATE(&quot;k&quot;;(100*(ROW()-ROW([.$F$27]))+COLUMN()-COLUMN([.$F$27])));&quot;&quot;)" office:value-type="string" office:string-value="k519" calcext:value-type="string">
            <text:p>k519</text:p>
          </table:table-cell>
          <table:table-cell table:style-name="ce22" table:formula="of:=IF(LEFT([.Z25];3)=&quot;KC_&quot;;CONCATENATE(&quot;k&quot;;(100*(ROW()-ROW([.$F$27]))+COLUMN()-COLUMN([.$F$27])));&quot;&quot;)" office:value-type="string" office:string-value="k520" calcext:value-type="string">
            <text:p>k520</text:p>
          </table:table-cell>
          <table:table-cell table:style-name="ce24"/>
          <table:table-cell table:number-columns-repeated="37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32]" office:value-type="float" office:value="19" calcext:value-type="float">
            <text:p>19</text:p>
          </table:table-cell>
          <table:table-cell office:value-type="string" calcext:value-type="string">
            <text:p>LED_CAPSLOCK</text:p>
          </table:table-cell>
          <table:table-cell table:number-columns-repeated="2"/>
          <table:table-cell table:style-name="ce23" table:number-columns-repeated="21"/>
          <table:table-cell table:style-name="ce24"/>
          <table:table-cell table:number-columns-repeated="37"/>
        </table:table-row>
        <table:table-row table:style-name="ro4">
          <table:table-cell table:style-name="ce6" office:value-type="string" calcext:value-type="string">
            <text:p>Pin</text:p>
          </table:table-cell>
          <table:table-cell table:style-name="ce6" table:formula="of:=1+[.B33]" office:value-type="float" office:value="20" calcext:value-type="float">
            <text:p>20</text:p>
          </table:table-cell>
          <table:table-cell office:value-type="string" calcext:value-type="string">
            <text:p>LED Anode</text:p>
          </table:table-cell>
          <table:table-cell/>
          <table:table-cell table:style-name="Default" table:number-columns-repeated="22"/>
          <table:table-cell table:style-name="ce24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3" office:value-type="string" calcext:value-type="string">
            <text:p>k000</text:p>
          </table:table-cell>
          <table:table-cell table:style-name="Default" office:value-type="string" calcext:value-type="string">
            <text:p>k401</text:p>
          </table:table-cell>
          <table:table-cell table:style-name="Default" office:value-type="string" calcext:value-type="string">
            <text:p>k005</text:p>
          </table:table-cell>
          <table:table-cell table:style-name="Default" office:value-type="string" calcext:value-type="string">
            <text:p>k305</text:p>
          </table:table-cell>
          <table:table-cell table:style-name="Default" office:value-type="string" calcext:value-type="string">
            <text:p>k306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311</text:p>
          </table:table-cell>
          <table:table-cell table:style-name="Default" office:value-type="string" calcext:value-type="string">
            <text:p>k006</text:p>
          </table:table-cell>
          <table:table-cell table:style-name="Default" office:value-type="string" calcext:value-type="string">
            <text:p>k007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517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501</text:p>
          </table:table-cell>
          <table:table-cell table:style-name="Default" office:value-type="string" calcext:value-type="string">
            <text:p>k415</text:p>
          </table:table-cell>
          <table:table-cell table:style-name="Default" office:value-type="string" calcext:value-type="string">
            <text:p>k519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200</text:p>
          </table:table-cell>
          <table:table-cell table:style-name="ce24" office:value-type="string" calcext:value-type="string">
            <text:p>k300</text:p>
          </table:table-cell>
          <table:table-cell table:style-name="ce24" office:value-type="string" calcext:value-type="string">
            <text:p>k004</text:p>
          </table:table-cell>
          <table:table-cell table:style-name="ce24" office:value-type="string" calcext:value-type="string">
            <text:p>k205</text:p>
          </table:table-cell>
          <table:table-cell table:style-name="ce24" office:value-type="string" calcext:value-type="string">
            <text:p>k206</text:p>
          </table:table-cell>
          <table:table-cell table:style-name="ce24" office:value-type="string" calcext:value-type="string">
            <text:p>k008</text:p>
          </table:table-cell>
          <table:table-cell table:style-name="ce24" office:value-type="string" calcext:value-type="string">
            <text:p>k211</text:p>
          </table:table-cell>
          <table:table-cell table:style-name="ce24" office:value-type="string" calcext:value-type="string">
            <text:p>k113</text:p>
          </table:table-cell>
          <table:table-cell table:style-name="ce24" office:value-type="string" calcext:value-type="string">
            <text:p>k212</text:p>
          </table:table-cell>
          <table:table-cell table:style-name="ce24" office:value-type="string" calcext:value-type="string">
            <text:p>k317</text:p>
          </table:table-cell>
          <table:table-cell table:style-name="ce24" office:value-type="string" calcext:value-type="string">
            <text:p>k318</text:p>
          </table:table-cell>
          <table:table-cell table:style-name="ce24" office:value-type="string" calcext:value-type="string">
            <text:p>k400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320</text:p>
          </table:table-cell>
          <table:table-cell table:style-name="ce24" office:value-type="string" calcext:value-type="string">
            <text:p>k319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100</text:p>
          </table:table-cell>
          <table:table-cell table:style-name="ce24" office:value-type="string" calcext:value-type="string">
            <text:p>k002</text:p>
          </table:table-cell>
          <table:table-cell table:style-name="ce24" office:value-type="string" calcext:value-type="string">
            <text:p>k003</text:p>
          </table:table-cell>
          <table:table-cell table:style-name="ce24" office:value-type="string" calcext:value-type="string">
            <text:p>k105</text:p>
          </table:table-cell>
          <table:table-cell table:style-name="ce24" office:value-type="string" calcext:value-type="string">
            <text:p>k106</text:p>
          </table:table-cell>
          <table:table-cell table:style-name="ce24" office:value-type="string" calcext:value-type="string">
            <text:p>k007</text:p>
          </table:table-cell>
          <table:table-cell table:style-name="ce24" office:value-type="string" calcext:value-type="string">
            <text:p>k111</text:p>
          </table:table-cell>
          <table:table-cell table:style-name="ce24" office:value-type="string" calcext:value-type="string">
            <text:p>k010</text:p>
          </table:table-cell>
          <table:table-cell table:style-name="ce24" office:value-type="string" calcext:value-type="string">
            <text:p>k311</text:p>
          </table:table-cell>
          <table:table-cell table:style-name="ce24" office:value-type="string" calcext:value-type="string">
            <text:p>k214</text:p>
          </table:table-cell>
          <table:table-cell table:style-name="ce24" office:value-type="string" calcext:value-type="string">
            <text:p>k114</text:p>
          </table:table-cell>
          <table:table-cell table:number-columns-repeated="2" table:style-name="Default" office:value-type="string" calcext:value-type="string">
            <text:p>KC_NO</text:p>
          </table:table-cell>
          <table:table-cell table:style-name="ce24" office:value-type="string" calcext:value-type="string">
            <text:p>k115</text:p>
          </table:table-cell>
          <table:table-cell table:style-name="ce24" office:value-type="string" calcext:value-type="string">
            <text:p>k116</text:p>
          </table:table-cell>
          <table:table-cell table:style-name="ce24" office:value-type="string" calcext:value-type="string">
            <text:p>k500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101</text:p>
          </table:table-cell>
          <table:table-cell table:style-name="ce24" office:value-type="string" calcext:value-type="string">
            <text:p>k102</text:p>
          </table:table-cell>
          <table:table-cell table:style-name="ce24" office:value-type="string" calcext:value-type="string">
            <text:p>k103</text:p>
          </table:table-cell>
          <table:table-cell table:style-name="ce24" office:value-type="string" calcext:value-type="string">
            <text:p>k104</text:p>
          </table:table-cell>
          <table:table-cell table:style-name="ce24" office:value-type="string" calcext:value-type="string">
            <text:p>k107</text:p>
          </table:table-cell>
          <table:table-cell table:style-name="ce24" office:value-type="string" calcext:value-type="string">
            <text:p>k109</text:p>
          </table:table-cell>
          <table:table-cell table:style-name="ce24" office:value-type="string" calcext:value-type="string">
            <text:p>k110</text:p>
          </table:table-cell>
          <table:table-cell table:style-name="ce24" office:value-type="string" calcext:value-type="string">
            <text:p>k011</text:p>
          </table:table-cell>
          <table:table-cell table:style-name="ce24" office:value-type="string" calcext:value-type="string">
            <text:p>k108</text:p>
          </table:table-cell>
          <table:table-cell table:style-name="ce24" office:value-type="string" calcext:value-type="string">
            <text:p>k012</text:p>
          </table:table-cell>
          <table:table-cell table:style-name="ce24" office:value-type="string" calcext:value-type="string">
            <text:p>k013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014</text:p>
          </table:table-cell>
          <table:table-cell table:style-name="ce24" office:value-type="string" calcext:value-type="string">
            <text:p>k215</text:p>
          </table:table-cell>
          <table:table-cell table:style-name="ce24" office:value-type="string" calcext:value-type="string">
            <text:p>k216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201</text:p>
          </table:table-cell>
          <table:table-cell table:style-name="ce24" office:value-type="string" calcext:value-type="string">
            <text:p>k202</text:p>
          </table:table-cell>
          <table:table-cell table:style-name="ce24" office:value-type="string" calcext:value-type="string">
            <text:p>k203</text:p>
          </table:table-cell>
          <table:table-cell table:style-name="ce24" office:value-type="string" calcext:value-type="string">
            <text:p>k204</text:p>
          </table:table-cell>
          <table:table-cell table:style-name="ce24" office:value-type="string" calcext:value-type="string">
            <text:p>k207</text:p>
          </table:table-cell>
          <table:table-cell table:style-name="ce24" office:value-type="string" calcext:value-type="string">
            <text:p>k209</text:p>
          </table:table-cell>
          <table:table-cell table:style-name="ce24" office:value-type="string" calcext:value-type="string">
            <text:p>k210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208</text:p>
          </table:table-cell>
          <table:table-cell table:style-name="ce24" office:value-type="string" calcext:value-type="string">
            <text:p>k217</text:p>
          </table:table-cell>
          <table:table-cell table:style-name="ce24" office:value-type="string" calcext:value-type="string">
            <text:p>k218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015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219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301</text:p>
          </table:table-cell>
          <table:table-cell table:style-name="ce24" office:value-type="string" calcext:value-type="string">
            <text:p>k302</text:p>
          </table:table-cell>
          <table:table-cell table:style-name="ce24" office:value-type="string" calcext:value-type="string">
            <text:p>k303</text:p>
          </table:table-cell>
          <table:table-cell table:style-name="ce24" office:value-type="string" calcext:value-type="string">
            <text:p>k304</text:p>
          </table:table-cell>
          <table:table-cell table:style-name="ce24" office:value-type="string" calcext:value-type="string">
            <text:p>k307</text:p>
          </table:table-cell>
          <table:table-cell table:style-name="ce24" office:value-type="string" calcext:value-type="string">
            <text:p>k309</text:p>
          </table:table-cell>
          <table:table-cell table:style-name="ce24" office:value-type="string" calcext:value-type="string">
            <text:p>k310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308</text:p>
          </table:table-cell>
          <table:table-cell table:style-name="ce24" office:value-type="string" calcext:value-type="string">
            <text:p>k417</text:p>
          </table:table-cell>
          <table:table-cell table:style-name="ce24" office:value-type="string" calcext:value-type="string">
            <text:p>k418</text:p>
          </table:table-cell>
          <table:table-cell table:number-columns-repeated="2" table:style-name="Default" office:value-type="string" calcext:value-type="string">
            <text:p>KC_NO</text:p>
          </table:table-cell>
          <table:table-cell table:style-name="ce24" office:value-type="string" calcext:value-type="string">
            <text:p>k520</text:p>
          </table:table-cell>
          <table:table-cell table:style-name="ce24" office:value-type="string" calcext:value-type="string">
            <text:p>k419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 table:number-columns-repeated="4"/>
          <table:table-cell office:value-type="string" calcext:value-type="string">
            <text:p>{</text:p>
          </table:table-cell>
          <table:table-cell table:style-name="ce24" office:value-type="string" calcext:value-type="string">
            <text:p>k401</text:p>
          </table:table-cell>
          <table:table-cell table:style-name="ce24" office:value-type="string" calcext:value-type="string">
            <text:p>k403</text:p>
          </table:table-cell>
          <table:table-cell table:style-name="ce24" office:value-type="string" calcext:value-type="string">
            <text:p>k404</text:p>
          </table:table-cell>
          <table:table-cell table:style-name="ce24" office:value-type="string" calcext:value-type="string">
            <text:p>k405</text:p>
          </table:table-cell>
          <table:table-cell table:style-name="ce24" office:value-type="string" calcext:value-type="string">
            <text:p>k408</text:p>
          </table:table-cell>
          <table:table-cell table:style-name="ce24" office:value-type="string" calcext:value-type="string">
            <text:p>k410</text:p>
          </table:table-cell>
          <table:table-cell table:style-name="ce24" office:value-type="string" calcext:value-type="string">
            <text:p>k312</text:p>
          </table:table-cell>
          <table:table-cell table:style-name="ce24" office:value-type="string" calcext:value-type="string">
            <text:p>k313</text:p>
          </table:table-cell>
          <table:table-cell table:style-name="ce24" office:value-type="string" calcext:value-type="string">
            <text:p>k409</text:p>
          </table:table-cell>
          <table:table-cell table:style-name="ce24" office:value-type="string" calcext:value-type="string">
            <text:p>k117</text:p>
          </table:table-cell>
          <table:table-cell table:style-name="ce24" office:value-type="string" calcext:value-type="string">
            <text:p>k118</text:p>
          </table:table-cell>
          <table:table-cell table:style-name="ce24" office:value-type="string" calcext:value-type="string">
            <text:p>k412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016</text:p>
          </table:table-cell>
          <table:table-cell table:style-name="ce24" office:value-type="string" calcext:value-type="string">
            <text:p>k119</text:p>
          </table:table-cell>
          <table:table-cell table:style-name="ce24" office:value-type="string" calcext:value-type="string">
            <text:p>k512</text:p>
          </table:table-cell>
          <table:table-cell table:style-name="Default" office:value-type="string" calcext:value-type="string">
            <text:p>},\</text:p>
          </table:table-cell>
          <table:table-cell table:style-name="ce24" table:number-columns-repeated="5"/>
          <table:table-cell table:number-columns-repeated="37"/>
        </table:table-row>
        <table:table-row table:style-name="ro4">
          <table:table-cell/>
          <table:table-cell table:style-name="Default" table:number-columns-repeated="3"/>
          <table:table-cell office:value-type="string" calcext:value-type="string">
            <text:p>{</text:p>
          </table:table-cell>
          <table:table-cell table:number-columns-repeated="3"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406</text:p>
          </table:table-cell>
          <table:table-cell table:style-name="ce24" office:value-type="string" calcext:value-type="string">
            <text:p>k407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411</text:p>
          </table:table-cell>
          <table:table-cell table:style-name="ce24" office:value-type="string" calcext:value-type="string">
            <text:p>k507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k515</text:p>
          </table:table-cell>
          <table:table-cell table:style-name="ce24" office:value-type="string" calcext:value-type="string">
            <text:p>k516</text:p>
          </table:table-cell>
          <table:table-cell table:style-name="Default" office:value-type="string" calcext:value-type="string">
            <text:p>KC_NO</text:p>
          </table:table-cell>
          <table:table-cell table:style-name="ce24" office:value-type="string" calcext:value-type="string">
            <text:p>k511</text:p>
          </table:table-cell>
          <table:table-cell table:style-name="ce24" office:value-type="string" calcext:value-type="string">
            <text:p>k514</text:p>
          </table:table-cell>
          <table:table-cell table:style-name="ce24" office:value-type="string" calcext:value-type="string">
            <text:p>k120</text:p>
          </table:table-cell>
          <table:table-cell table:style-name="Default" office:value-type="string" calcext:value-type="string">
            <text:p>KC_NO</text:p>
          </table:table-cell>
          <table:table-cell table:style-name="Default" office:value-type="string" calcext:value-type="string">
            <text:p>},\</text:p>
          </table:table-cell>
          <table:table-cell table:number-columns-repeated="42"/>
        </table:table-row>
        <table:table-row table:style-name="ro4">
          <table:table-cell/>
          <table:table-cell table:style-name="Default" table:number-columns-repeated="17"/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4" table:number-rows-repeated="4">
          <table:table-cell/>
          <table:table-cell table:style-name="Default" table:number-columns-repeated="23"/>
          <table:table-cell table:number-columns-repeated="40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40"/>
        </table:table-row>
        <table:table-row table:style-name="ro4" table:number-rows-repeated="5">
          <table:table-cell table:number-columns-repeated="5"/>
          <table:table-cell table:style-name="Default" table:number-columns-repeated="19"/>
          <table:table-cell table:number-columns-repeated="40"/>
        </table:table-row>
        <table:table-row table:style-name="ro4" table:number-rows-repeated="15">
          <table:table-cell table:number-columns-repeated="64"/>
        </table:table-row>
        <table:table-row table:style-name="ro3" table:number-rows-repeated="104850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1">
        <table:table-column table:style-name="co22" table:number-columns-repeated="16" table:default-cell-style-name="Default"/>
        <table:table-row table:style-name="ro3">
          <table:table-cell office:value-type="string" calcext:value-type="string">
            <text:p>Results of Row1</text:p>
          </table:table-cell>
          <table:table-cell table:number-columns-repeated="15"/>
        </table:table-row>
        <table:table-row table:style-name="ro3">
          <table:table-cell table:style-name="ce7" table:formula="of:=IFERROR(MATCH([Matrix.F5];[Matrix.$F$20:.$Z$20];0);0)" office:value-type="float" office:value="1" calcext:value-type="float">
            <text:p>1</text:p>
          </table:table-cell>
          <table:table-cell table:style-name="ce7" table:formula="of:=IFERROR(MATCH([Matrix.G5];[Matrix.$F$20:.$Z$20];0);0)" office:value-type="float" office:value="0" calcext:value-type="float">
            <text:p>0</text:p>
          </table:table-cell>
          <table:table-cell table:style-name="ce7" table:formula="of:=IFERROR(MATCH([Matrix.H5];[Matrix.$F$20:.$Z$20];0);0)" office:value-type="float" office:value="6" calcext:value-type="float">
            <text:p>6</text:p>
          </table:table-cell>
          <table:table-cell table:style-name="ce7" table:formula="of:=IFERROR(MATCH([Matrix.I5];[Matrix.$F$20:.$Z$20];0);0)" office:value-type="float" office:value="0" calcext:value-type="float">
            <text:p>0</text:p>
          </table:table-cell>
          <table:table-cell table:style-name="ce7" table:formula="of:=IFERROR(MATCH([Matrix.J5];[Matrix.$F$20:.$Z$20];0);0)" office:value-type="float" office:value="0" calcext:value-type="float">
            <text:p>0</text:p>
          </table:table-cell>
          <table:table-cell table:style-name="ce7" table:formula="of:=IFERROR(MATCH([Matrix.K5];[Matrix.$F$20:.$Z$20];0);0)" office:value-type="float" office:value="0" calcext:value-type="float">
            <text:p>0</text:p>
          </table:table-cell>
          <table:table-cell table:style-name="ce7" table:formula="of:=IFERROR(MATCH([Matrix.L5];[Matrix.$F$20:.$Z$20];0);0)" office:value-type="float" office:value="0" calcext:value-type="float">
            <text:p>0</text:p>
          </table:table-cell>
          <table:table-cell table:style-name="ce7" table:formula="of:=IFERROR(MATCH([Matrix.M5];[Matrix.$F$20:.$Z$20];0);0)" office:value-type="float" office:value="7" calcext:value-type="float">
            <text:p>7</text:p>
          </table:table-cell>
          <table:table-cell table:style-name="ce7" table:formula="of:=IFERROR(MATCH([Matrix.N5];[Matrix.$F$20:.$Z$20];0);0)" office:value-type="float" office:value="8" calcext:value-type="float">
            <text:p>8</text:p>
          </table:table-cell>
          <table:table-cell table:style-name="ce7" table:formula="of:=IFERROR(MATCH([Matrix.O5];[Matrix.$F$20:.$Z$20];0);0)" office:value-type="float" office:value="0" calcext:value-type="float">
            <text:p>0</text:p>
          </table:table-cell>
          <table:table-cell table:style-name="ce7" table:formula="of:=IFERROR(MATCH([Matrix.P5];[Matrix.$F$20:.$Z$20];0);0)" office:value-type="float" office:value="0" calcext:value-type="float">
            <text:p>0</text:p>
          </table:table-cell>
          <table:table-cell table:style-name="ce7" table:formula="of:=IFERROR(MATCH([Matrix.Q5];[Matrix.$F$20:.$Z$20];0);0)" office:value-type="float" office:value="0" calcext:value-type="float">
            <text:p>0</text:p>
          </table:table-cell>
          <table:table-cell table:style-name="ce7" table:formula="of:=IFERROR(MATCH([Matrix.R5];[Matrix.$F$20:.$Z$20];0);0)" office:value-type="float" office:value="0" calcext:value-type="float">
            <text:p>0</text:p>
          </table:table-cell>
          <table:table-cell table:style-name="ce7" table:formula="of:=IFERROR(MATCH([Matrix.S5];[Matrix.$F$20:.$Z$20];0);0)" office:value-type="float" office:value="0" calcext:value-type="float">
            <text:p>0</text:p>
          </table:table-cell>
          <table:table-cell table:style-name="ce7" table:formula="of:=IFERROR(MATCH([Matrix.T5];[Matrix.$F$20:.$Z$20];0);0)" office:value-type="float" office:value="0" calcext:value-type="float">
            <text:p>0</text:p>
          </table:table-cell>
          <table:table-cell table:style-name="ce7" table:formula="of:=IFERROR(MATCH([Matrix.U5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6];[Matrix.$F$20:.$Z$20];0);0)" office:value-type="float" office:value="0" calcext:value-type="float">
            <text:p>0</text:p>
          </table:table-cell>
          <table:table-cell table:style-name="ce7" table:formula="of:=IFERROR(MATCH([Matrix.G6];[Matrix.$F$20:.$Z$20];0);0)" office:value-type="float" office:value="0" calcext:value-type="float">
            <text:p>0</text:p>
          </table:table-cell>
          <table:table-cell table:style-name="ce7" table:formula="of:=IFERROR(MATCH([Matrix.H6];[Matrix.$F$20:.$Z$20];0);0)" office:value-type="float" office:value="5" calcext:value-type="float">
            <text:p>5</text:p>
          </table:table-cell>
          <table:table-cell table:style-name="ce7" table:formula="of:=IFERROR(MATCH([Matrix.I6];[Matrix.$F$20:.$Z$20];0);0)" office:value-type="float" office:value="0" calcext:value-type="float">
            <text:p>0</text:p>
          </table:table-cell>
          <table:table-cell table:style-name="ce7" table:formula="of:=IFERROR(MATCH([Matrix.J6];[Matrix.$F$20:.$Z$20];0);0)" office:value-type="float" office:value="0" calcext:value-type="float">
            <text:p>0</text:p>
          </table:table-cell>
          <table:table-cell table:style-name="ce7" table:formula="of:=IFERROR(MATCH([Matrix.K6];[Matrix.$F$20:.$Z$20];0);0)" office:value-type="float" office:value="9" calcext:value-type="float">
            <text:p>9</text:p>
          </table:table-cell>
          <table:table-cell table:style-name="ce7" table:formula="of:=IFERROR(MATCH([Matrix.L6];[Matrix.$F$20:.$Z$20];0);0)" office:value-type="float" office:value="0" calcext:value-type="float">
            <text:p>0</text:p>
          </table:table-cell>
          <table:table-cell table:style-name="ce7" table:formula="of:=IFERROR(MATCH([Matrix.M6];[Matrix.$F$20:.$Z$20];0);0)" office:value-type="float" office:value="0" calcext:value-type="float">
            <text:p>0</text:p>
          </table:table-cell>
          <table:table-cell table:style-name="ce7" table:formula="of:=IFERROR(MATCH([Matrix.N6];[Matrix.$F$20:.$Z$20];0);0)" office:value-type="float" office:value="0" calcext:value-type="float">
            <text:p>0</text:p>
          </table:table-cell>
          <table:table-cell table:style-name="ce7" table:formula="of:=IFERROR(MATCH([Matrix.O6];[Matrix.$F$20:.$Z$20];0);0)" office:value-type="float" office:value="0" calcext:value-type="float">
            <text:p>0</text:p>
          </table:table-cell>
          <table:table-cell table:style-name="ce7" table:formula="of:=IFERROR(MATCH([Matrix.P6];[Matrix.$F$20:.$Z$20];0);0)" office:value-type="float" office:value="0" calcext:value-type="float">
            <text:p>0</text:p>
          </table:table-cell>
          <table:table-cell table:style-name="ce7" table:formula="of:=IFERROR(MATCH([Matrix.Q6];[Matrix.$F$20:.$Z$20];0);0)" office:value-type="float" office:value="0" calcext:value-type="float">
            <text:p>0</text:p>
          </table:table-cell>
          <table:table-cell table:style-name="ce7" table:formula="of:=IFERROR(MATCH([Matrix.R6];[Matrix.$F$20:.$Z$20];0);0)" office:value-type="float" office:value="0" calcext:value-type="float">
            <text:p>0</text:p>
          </table:table-cell>
          <table:table-cell table:style-name="ce7" table:formula="of:=IFERROR(MATCH([Matrix.S6];[Matrix.$F$20:.$Z$20];0);0)" office:value-type="float" office:value="0" calcext:value-type="float">
            <text:p>0</text:p>
          </table:table-cell>
          <table:table-cell table:style-name="ce7" table:formula="of:=IFERROR(MATCH([Matrix.T6];[Matrix.$F$20:.$Z$20];0);0)" office:value-type="float" office:value="0" calcext:value-type="float">
            <text:p>0</text:p>
          </table:table-cell>
          <table:table-cell table:style-name="ce7" table:formula="of:=IFERROR(MATCH([Matrix.U6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7];[Matrix.$F$20:.$Z$20];0);0)" office:value-type="float" office:value="0" calcext:value-type="float">
            <text:p>0</text:p>
          </table:table-cell>
          <table:table-cell table:style-name="ce7" table:formula="of:=IFERROR(MATCH([Matrix.G7];[Matrix.$F$20:.$Z$20];0);0)" office:value-type="float" office:value="3" calcext:value-type="float">
            <text:p>3</text:p>
          </table:table-cell>
          <table:table-cell table:style-name="ce7" table:formula="of:=IFERROR(MATCH([Matrix.H7];[Matrix.$F$20:.$Z$20];0);0)" office:value-type="float" office:value="4" calcext:value-type="float">
            <text:p>4</text:p>
          </table:table-cell>
          <table:table-cell table:style-name="ce7" table:formula="of:=IFERROR(MATCH([Matrix.I7];[Matrix.$F$20:.$Z$20];0);0)" office:value-type="float" office:value="0" calcext:value-type="float">
            <text:p>0</text:p>
          </table:table-cell>
          <table:table-cell table:style-name="ce7" table:formula="of:=IFERROR(MATCH([Matrix.J7];[Matrix.$F$20:.$Z$20];0);0)" office:value-type="float" office:value="0" calcext:value-type="float">
            <text:p>0</text:p>
          </table:table-cell>
          <table:table-cell table:style-name="ce7" table:formula="of:=IFERROR(MATCH([Matrix.K7];[Matrix.$F$20:.$Z$20];0);0)" office:value-type="float" office:value="10" calcext:value-type="float">
            <text:p>10</text:p>
          </table:table-cell>
          <table:table-cell table:style-name="ce7" table:formula="of:=IFERROR(MATCH([Matrix.L7];[Matrix.$F$20:.$Z$20];0);0)" office:value-type="float" office:value="0" calcext:value-type="float">
            <text:p>0</text:p>
          </table:table-cell>
          <table:table-cell table:style-name="ce7" table:formula="of:=IFERROR(MATCH([Matrix.M7];[Matrix.$F$20:.$Z$20];0);0)" office:value-type="float" office:value="11" calcext:value-type="float">
            <text:p>11</text:p>
          </table:table-cell>
          <table:table-cell table:style-name="ce7" table:formula="of:=IFERROR(MATCH([Matrix.N7];[Matrix.$F$20:.$Z$20];0);0)" office:value-type="float" office:value="0" calcext:value-type="float">
            <text:p>0</text:p>
          </table:table-cell>
          <table:table-cell table:style-name="ce7" table:formula="of:=IFERROR(MATCH([Matrix.O7];[Matrix.$F$20:.$Z$20];0);0)" office:value-type="float" office:value="0" calcext:value-type="float">
            <text:p>0</text:p>
          </table:table-cell>
          <table:table-cell table:style-name="ce7" table:formula="of:=IFERROR(MATCH([Matrix.P7];[Matrix.$F$20:.$Z$20];0);0)" office:value-type="float" office:value="0" calcext:value-type="float">
            <text:p>0</text:p>
          </table:table-cell>
          <table:table-cell table:style-name="ce7" table:formula="of:=IFERROR(MATCH([Matrix.Q7];[Matrix.$F$20:.$Z$20];0);0)" office:value-type="float" office:value="0" calcext:value-type="float">
            <text:p>0</text:p>
          </table:table-cell>
          <table:table-cell table:style-name="ce7" table:formula="of:=IFERROR(MATCH([Matrix.R7];[Matrix.$F$20:.$Z$20];0);0)" office:value-type="float" office:value="0" calcext:value-type="float">
            <text:p>0</text:p>
          </table:table-cell>
          <table:table-cell table:style-name="ce7" table:formula="of:=IFERROR(MATCH([Matrix.S7];[Matrix.$F$20:.$Z$20];0);0)" office:value-type="float" office:value="0" calcext:value-type="float">
            <text:p>0</text:p>
          </table:table-cell>
          <table:table-cell table:style-name="ce7" table:formula="of:=IFERROR(MATCH([Matrix.T7];[Matrix.$F$20:.$Z$20];0);0)" office:value-type="float" office:value="0" calcext:value-type="float">
            <text:p>0</text:p>
          </table:table-cell>
          <table:table-cell table:style-name="ce7" table:formula="of:=IFERROR(MATCH([Matrix.U7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8];[Matrix.$F$20:.$Z$20];0);0)" office:value-type="float" office:value="0" calcext:value-type="float">
            <text:p>0</text:p>
          </table:table-cell>
          <table:table-cell table:style-name="ce7" table:formula="of:=IFERROR(MATCH([Matrix.G8];[Matrix.$F$20:.$Z$20];0);0)" office:value-type="float" office:value="0" calcext:value-type="float">
            <text:p>0</text:p>
          </table:table-cell>
          <table:table-cell table:style-name="ce7" table:formula="of:=IFERROR(MATCH([Matrix.H8];[Matrix.$F$20:.$Z$20];0);0)" office:value-type="float" office:value="0" calcext:value-type="float">
            <text:p>0</text:p>
          </table:table-cell>
          <table:table-cell table:style-name="ce7" table:formula="of:=IFERROR(MATCH([Matrix.I8];[Matrix.$F$20:.$Z$20];0);0)" office:value-type="float" office:value="0" calcext:value-type="float">
            <text:p>0</text:p>
          </table:table-cell>
          <table:table-cell table:style-name="ce7" table:formula="of:=IFERROR(MATCH([Matrix.J8];[Matrix.$F$20:.$Z$20];0);0)" office:value-type="float" office:value="0" calcext:value-type="float">
            <text:p>0</text:p>
          </table:table-cell>
          <table:table-cell table:style-name="ce7" table:formula="of:=IFERROR(MATCH([Matrix.K8];[Matrix.$F$20:.$Z$20];0);0)" office:value-type="float" office:value="0" calcext:value-type="float">
            <text:p>0</text:p>
          </table:table-cell>
          <table:table-cell table:style-name="ce7" table:formula="of:=IFERROR(MATCH([Matrix.L8];[Matrix.$F$20:.$Z$20];0);0)" office:value-type="float" office:value="0" calcext:value-type="float">
            <text:p>0</text:p>
          </table:table-cell>
          <table:table-cell table:style-name="ce7" table:formula="of:=IFERROR(MATCH([Matrix.M8];[Matrix.$F$20:.$Z$20];0);0)" office:value-type="float" office:value="12" calcext:value-type="float">
            <text:p>12</text:p>
          </table:table-cell>
          <table:table-cell table:style-name="ce7" table:formula="of:=IFERROR(MATCH([Matrix.N8];[Matrix.$F$20:.$Z$20];0);0)" office:value-type="float" office:value="0" calcext:value-type="float">
            <text:p>0</text:p>
          </table:table-cell>
          <table:table-cell table:style-name="ce7" table:formula="of:=IFERROR(MATCH([Matrix.O8];[Matrix.$F$20:.$Z$20];0);0)" office:value-type="float" office:value="13" calcext:value-type="float">
            <text:p>13</text:p>
          </table:table-cell>
          <table:table-cell table:style-name="ce7" table:formula="of:=IFERROR(MATCH([Matrix.P8];[Matrix.$F$20:.$Z$20];0);0)" office:value-type="float" office:value="14" calcext:value-type="float">
            <text:p>14</text:p>
          </table:table-cell>
          <table:table-cell table:style-name="ce7" table:formula="of:=IFERROR(MATCH([Matrix.Q8];[Matrix.$F$20:.$Z$20];0);0)" office:value-type="float" office:value="0" calcext:value-type="float">
            <text:p>0</text:p>
          </table:table-cell>
          <table:table-cell table:style-name="ce7" table:formula="of:=IFERROR(MATCH([Matrix.R8];[Matrix.$F$20:.$Z$20];0);0)" office:value-type="float" office:value="15" calcext:value-type="float">
            <text:p>15</text:p>
          </table:table-cell>
          <table:table-cell table:style-name="ce7" table:formula="of:=IFERROR(MATCH([Matrix.S8];[Matrix.$F$20:.$Z$20];0);0)" office:value-type="float" office:value="0" calcext:value-type="float">
            <text:p>0</text:p>
          </table:table-cell>
          <table:table-cell table:style-name="ce7" table:formula="of:=IFERROR(MATCH([Matrix.T8];[Matrix.$F$20:.$Z$20];0);0)" office:value-type="float" office:value="0" calcext:value-type="float">
            <text:p>0</text:p>
          </table:table-cell>
          <table:table-cell table:style-name="ce7" table:formula="of:=IFERROR(MATCH([Matrix.U8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9];[Matrix.$F$20:.$Z$20];0);0)" office:value-type="float" office:value="0" calcext:value-type="float">
            <text:p>0</text:p>
          </table:table-cell>
          <table:table-cell table:style-name="ce7" table:formula="of:=IFERROR(MATCH([Matrix.G9];[Matrix.$F$20:.$Z$20];0);0)" office:value-type="float" office:value="0" calcext:value-type="float">
            <text:p>0</text:p>
          </table:table-cell>
          <table:table-cell table:style-name="ce7" table:formula="of:=IFERROR(MATCH([Matrix.H9];[Matrix.$F$20:.$Z$20];0);0)" office:value-type="float" office:value="0" calcext:value-type="float">
            <text:p>0</text:p>
          </table:table-cell>
          <table:table-cell table:style-name="ce7" table:formula="of:=IFERROR(MATCH([Matrix.I9];[Matrix.$F$20:.$Z$20];0);0)" office:value-type="float" office:value="0" calcext:value-type="float">
            <text:p>0</text:p>
          </table:table-cell>
          <table:table-cell table:style-name="ce7" table:formula="of:=IFERROR(MATCH([Matrix.J9];[Matrix.$F$20:.$Z$20];0);0)" office:value-type="float" office:value="0" calcext:value-type="float">
            <text:p>0</text:p>
          </table:table-cell>
          <table:table-cell table:style-name="ce7" table:formula="of:=IFERROR(MATCH([Matrix.K9];[Matrix.$F$20:.$Z$20];0);0)" office:value-type="float" office:value="0" calcext:value-type="float">
            <text:p>0</text:p>
          </table:table-cell>
          <table:table-cell table:style-name="ce7" table:formula="of:=IFERROR(MATCH([Matrix.L9];[Matrix.$F$20:.$Z$20];0);0)" office:value-type="float" office:value="0" calcext:value-type="float">
            <text:p>0</text:p>
          </table:table-cell>
          <table:table-cell table:style-name="ce7" table:formula="of:=IFERROR(MATCH([Matrix.M9];[Matrix.$F$20:.$Z$20];0);0)" office:value-type="float" office:value="0" calcext:value-type="float">
            <text:p>0</text:p>
          </table:table-cell>
          <table:table-cell table:style-name="ce7" table:formula="of:=IFERROR(MATCH([Matrix.N9];[Matrix.$F$20:.$Z$20];0);0)" office:value-type="float" office:value="0" calcext:value-type="float">
            <text:p>0</text:p>
          </table:table-cell>
          <table:table-cell table:style-name="ce7" table:formula="of:=IFERROR(MATCH([Matrix.O9];[Matrix.$F$20:.$Z$20];0);0)" office:value-type="float" office:value="0" calcext:value-type="float">
            <text:p>0</text:p>
          </table:table-cell>
          <table:table-cell table:style-name="ce7" table:formula="of:=IFERROR(MATCH([Matrix.P9];[Matrix.$F$20:.$Z$20];0);0)" office:value-type="float" office:value="0" calcext:value-type="float">
            <text:p>0</text:p>
          </table:table-cell>
          <table:table-cell table:style-name="ce7" table:formula="of:=IFERROR(MATCH([Matrix.Q9];[Matrix.$F$20:.$Z$20];0);0)" office:value-type="float" office:value="0" calcext:value-type="float">
            <text:p>0</text:p>
          </table:table-cell>
          <table:table-cell table:style-name="ce7" table:formula="of:=IFERROR(MATCH([Matrix.R9];[Matrix.$F$20:.$Z$20];0);0)" office:value-type="float" office:value="16" calcext:value-type="float">
            <text:p>16</text:p>
          </table:table-cell>
          <table:table-cell table:style-name="ce7" table:formula="of:=IFERROR(MATCH([Matrix.S9];[Matrix.$F$20:.$Z$20];0);0)" office:value-type="float" office:value="0" calcext:value-type="float">
            <text:p>0</text:p>
          </table:table-cell>
          <table:table-cell table:style-name="ce7" table:formula="of:=IFERROR(MATCH([Matrix.T9];[Matrix.$F$20:.$Z$20];0);0)" office:value-type="float" office:value="0" calcext:value-type="float">
            <text:p>0</text:p>
          </table:table-cell>
          <table:table-cell table:style-name="ce7" table:formula="of:=IFERROR(MATCH([Matrix.U9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10];[Matrix.$F$20:.$Z$20];0);0)" office:value-type="float" office:value="0" calcext:value-type="float">
            <text:p>0</text:p>
          </table:table-cell>
          <table:table-cell table:style-name="ce7" table:formula="of:=IFERROR(MATCH([Matrix.G10];[Matrix.$F$20:.$Z$20];0);0)" office:value-type="float" office:value="0" calcext:value-type="float">
            <text:p>0</text:p>
          </table:table-cell>
          <table:table-cell table:style-name="ce7" table:formula="of:=IFERROR(MATCH([Matrix.H10];[Matrix.$F$20:.$Z$20];0);0)" office:value-type="float" office:value="0" calcext:value-type="float">
            <text:p>0</text:p>
          </table:table-cell>
          <table:table-cell table:style-name="ce7" table:formula="of:=IFERROR(MATCH([Matrix.I10];[Matrix.$F$20:.$Z$20];0);0)" office:value-type="float" office:value="0" calcext:value-type="float">
            <text:p>0</text:p>
          </table:table-cell>
          <table:table-cell table:style-name="ce7" table:formula="of:=IFERROR(MATCH([Matrix.J10];[Matrix.$F$20:.$Z$20];0);0)" office:value-type="float" office:value="0" calcext:value-type="float">
            <text:p>0</text:p>
          </table:table-cell>
          <table:table-cell table:style-name="ce7" table:formula="of:=IFERROR(MATCH([Matrix.K10];[Matrix.$F$20:.$Z$20];0);0)" office:value-type="float" office:value="0" calcext:value-type="float">
            <text:p>0</text:p>
          </table:table-cell>
          <table:table-cell table:style-name="ce7" table:formula="of:=IFERROR(MATCH([Matrix.L10];[Matrix.$F$20:.$Z$20];0);0)" office:value-type="float" office:value="0" calcext:value-type="float">
            <text:p>0</text:p>
          </table:table-cell>
          <table:table-cell table:style-name="ce7" table:formula="of:=IFERROR(MATCH([Matrix.M10];[Matrix.$F$20:.$Z$20];0);0)" office:value-type="float" office:value="0" calcext:value-type="float">
            <text:p>0</text:p>
          </table:table-cell>
          <table:table-cell table:style-name="ce7" table:formula="of:=IFERROR(MATCH([Matrix.N10];[Matrix.$F$20:.$Z$20];0);0)" office:value-type="float" office:value="0" calcext:value-type="float">
            <text:p>0</text:p>
          </table:table-cell>
          <table:table-cell table:style-name="ce7" table:formula="of:=IFERROR(MATCH([Matrix.O10];[Matrix.$F$20:.$Z$20];0);0)" office:value-type="float" office:value="0" calcext:value-type="float">
            <text:p>0</text:p>
          </table:table-cell>
          <table:table-cell table:style-name="ce7" table:formula="of:=IFERROR(MATCH([Matrix.P10];[Matrix.$F$20:.$Z$20];0);0)" office:value-type="float" office:value="0" calcext:value-type="float">
            <text:p>0</text:p>
          </table:table-cell>
          <table:table-cell table:style-name="ce7" table:formula="of:=IFERROR(MATCH([Matrix.Q10];[Matrix.$F$20:.$Z$20];0);0)" office:value-type="float" office:value="0" calcext:value-type="float">
            <text:p>0</text:p>
          </table:table-cell>
          <table:table-cell table:style-name="ce7" table:formula="of:=IFERROR(MATCH([Matrix.R10];[Matrix.$F$20:.$Z$20];0);0)" office:value-type="float" office:value="0" calcext:value-type="float">
            <text:p>0</text:p>
          </table:table-cell>
          <table:table-cell table:style-name="ce7" table:formula="of:=IFERROR(MATCH([Matrix.S10];[Matrix.$F$20:.$Z$20];0);0)" office:value-type="float" office:value="0" calcext:value-type="float">
            <text:p>0</text:p>
          </table:table-cell>
          <table:table-cell table:style-name="ce7" table:formula="of:=IFERROR(MATCH([Matrix.T10];[Matrix.$F$20:.$Z$20];0);0)" office:value-type="float" office:value="0" calcext:value-type="float">
            <text:p>0</text:p>
          </table:table-cell>
          <table:table-cell table:style-name="ce7" table:formula="of:=IFERROR(MATCH([Matrix.U10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11];[Matrix.$F$20:.$Z$20];0);0)" office:value-type="float" office:value="0" calcext:value-type="float">
            <text:p>0</text:p>
          </table:table-cell>
          <table:table-cell table:style-name="ce7" table:formula="of:=IFERROR(MATCH([Matrix.G11];[Matrix.$F$20:.$Z$20];0);0)" office:value-type="float" office:value="0" calcext:value-type="float">
            <text:p>0</text:p>
          </table:table-cell>
          <table:table-cell table:style-name="ce7" table:formula="of:=IFERROR(MATCH([Matrix.H11];[Matrix.$F$20:.$Z$20];0);0)" office:value-type="float" office:value="0" calcext:value-type="float">
            <text:p>0</text:p>
          </table:table-cell>
          <table:table-cell table:style-name="ce7" table:formula="of:=IFERROR(MATCH([Matrix.I11];[Matrix.$F$20:.$Z$20];0);0)" office:value-type="float" office:value="0" calcext:value-type="float">
            <text:p>0</text:p>
          </table:table-cell>
          <table:table-cell table:style-name="ce7" table:formula="of:=IFERROR(MATCH([Matrix.J11];[Matrix.$F$20:.$Z$20];0);0)" office:value-type="float" office:value="0" calcext:value-type="float">
            <text:p>0</text:p>
          </table:table-cell>
          <table:table-cell table:style-name="ce7" table:formula="of:=IFERROR(MATCH([Matrix.K11];[Matrix.$F$20:.$Z$20];0);0)" office:value-type="float" office:value="0" calcext:value-type="float">
            <text:p>0</text:p>
          </table:table-cell>
          <table:table-cell table:style-name="ce7" table:formula="of:=IFERROR(MATCH([Matrix.L11];[Matrix.$F$20:.$Z$20];0);0)" office:value-type="float" office:value="0" calcext:value-type="float">
            <text:p>0</text:p>
          </table:table-cell>
          <table:table-cell table:style-name="ce7" table:formula="of:=IFERROR(MATCH([Matrix.M11];[Matrix.$F$20:.$Z$20];0);0)" office:value-type="float" office:value="0" calcext:value-type="float">
            <text:p>0</text:p>
          </table:table-cell>
          <table:table-cell table:style-name="ce7" table:formula="of:=IFERROR(MATCH([Matrix.N11];[Matrix.$F$20:.$Z$20];0);0)" office:value-type="float" office:value="0" calcext:value-type="float">
            <text:p>0</text:p>
          </table:table-cell>
          <table:table-cell table:style-name="ce7" table:formula="of:=IFERROR(MATCH([Matrix.O11];[Matrix.$F$20:.$Z$20];0);0)" office:value-type="float" office:value="0" calcext:value-type="float">
            <text:p>0</text:p>
          </table:table-cell>
          <table:table-cell table:style-name="ce7" table:formula="of:=IFERROR(MATCH([Matrix.P11];[Matrix.$F$20:.$Z$20];0);0)" office:value-type="float" office:value="0" calcext:value-type="float">
            <text:p>0</text:p>
          </table:table-cell>
          <table:table-cell table:style-name="ce7" table:formula="of:=IFERROR(MATCH([Matrix.Q11];[Matrix.$F$20:.$Z$20];0);0)" office:value-type="float" office:value="0" calcext:value-type="float">
            <text:p>0</text:p>
          </table:table-cell>
          <table:table-cell table:style-name="ce7" table:formula="of:=IFERROR(MATCH([Matrix.R11];[Matrix.$F$20:.$Z$20];0);0)" office:value-type="float" office:value="0" calcext:value-type="float">
            <text:p>0</text:p>
          </table:table-cell>
          <table:table-cell table:style-name="ce7" table:formula="of:=IFERROR(MATCH([Matrix.S11];[Matrix.$F$20:.$Z$20];0);0)" office:value-type="float" office:value="17" calcext:value-type="float">
            <text:p>17</text:p>
          </table:table-cell>
          <table:table-cell table:style-name="ce7" table:formula="of:=IFERROR(MATCH([Matrix.T11];[Matrix.$F$20:.$Z$20];0);0)" office:value-type="float" office:value="0" calcext:value-type="float">
            <text:p>0</text:p>
          </table:table-cell>
          <table:table-cell table:style-name="ce7" table:formula="of:=IFERROR(MATCH([Matrix.U11];[Matrix.$F$20:.$Z$20];0);0)" office:value-type="float" office:value="0" calcext:value-type="float">
            <text:p>0</text:p>
          </table:table-cell>
        </table:table-row>
        <table:table-row table:style-name="ro3">
          <table:table-cell table:style-name="ce7" table:formula="of:=IFERROR(MATCH([Matrix.F12];[Matrix.$F$20:.$Z$20];0);0)" office:value-type="float" office:value="0" calcext:value-type="float">
            <text:p>0</text:p>
          </table:table-cell>
          <table:table-cell table:style-name="ce7" table:formula="of:=IFERROR(MATCH([Matrix.G12];[Matrix.$F$20:.$Z$20];0);0)" office:value-type="float" office:value="0" calcext:value-type="float">
            <text:p>0</text:p>
          </table:table-cell>
          <table:table-cell table:style-name="ce7" table:formula="of:=IFERROR(MATCH([Matrix.H12];[Matrix.$F$20:.$Z$20];0);0)" office:value-type="float" office:value="0" calcext:value-type="float">
            <text:p>0</text:p>
          </table:table-cell>
          <table:table-cell table:style-name="ce7" table:formula="of:=IFERROR(MATCH([Matrix.I12];[Matrix.$F$20:.$Z$20];0);0)" office:value-type="float" office:value="0" calcext:value-type="float">
            <text:p>0</text:p>
          </table:table-cell>
          <table:table-cell table:style-name="ce7" table:formula="of:=IFERROR(MATCH([Matrix.J12];[Matrix.$F$20:.$Z$20];0);0)" office:value-type="float" office:value="0" calcext:value-type="float">
            <text:p>0</text:p>
          </table:table-cell>
          <table:table-cell table:style-name="ce7" table:formula="of:=IFERROR(MATCH([Matrix.K12];[Matrix.$F$20:.$Z$20];0);0)" office:value-type="float" office:value="0" calcext:value-type="float">
            <text:p>0</text:p>
          </table:table-cell>
          <table:table-cell table:style-name="ce7" table:formula="of:=IFERROR(MATCH([Matrix.L12];[Matrix.$F$20:.$Z$20];0);0)" office:value-type="float" office:value="0" calcext:value-type="float">
            <text:p>0</text:p>
          </table:table-cell>
          <table:table-cell table:style-name="ce7" table:formula="of:=IFERROR(MATCH([Matrix.M12];[Matrix.$F$20:.$Z$20];0);0)" office:value-type="float" office:value="0" calcext:value-type="float">
            <text:p>0</text:p>
          </table:table-cell>
          <table:table-cell table:style-name="ce7" table:formula="of:=IFERROR(MATCH([Matrix.N12];[Matrix.$F$20:.$Z$20];0);0)" office:value-type="float" office:value="0" calcext:value-type="float">
            <text:p>0</text:p>
          </table:table-cell>
          <table:table-cell table:style-name="ce7" table:formula="of:=IFERROR(MATCH([Matrix.O12];[Matrix.$F$20:.$Z$20];0);0)" office:value-type="float" office:value="0" calcext:value-type="float">
            <text:p>0</text:p>
          </table:table-cell>
          <table:table-cell table:style-name="ce7" table:formula="of:=IFERROR(MATCH([Matrix.P12];[Matrix.$F$20:.$Z$20];0);0)" office:value-type="float" office:value="0" calcext:value-type="float">
            <text:p>0</text:p>
          </table:table-cell>
          <table:table-cell table:style-name="ce7" table:formula="of:=IFERROR(MATCH([Matrix.Q12];[Matrix.$F$20:.$Z$20];0);0)" office:value-type="float" office:value="0" calcext:value-type="float">
            <text:p>0</text:p>
          </table:table-cell>
          <table:table-cell table:style-name="ce7" table:formula="of:=IFERROR(MATCH([Matrix.R12];[Matrix.$F$20:.$Z$20];0);0)" office:value-type="float" office:value="0" calcext:value-type="float">
            <text:p>0</text:p>
          </table:table-cell>
          <table:table-cell table:style-name="ce7" table:formula="of:=IFERROR(MATCH([Matrix.S12];[Matrix.$F$20:.$Z$20];0);0)" office:value-type="float" office:value="0" calcext:value-type="float">
            <text:p>0</text:p>
          </table:table-cell>
          <table:table-cell table:style-name="ce7" table:formula="of:=IFERROR(MATCH([Matrix.T12];[Matrix.$F$20:.$Z$20];0);0)" office:value-type="float" office:value="0" calcext:value-type="float">
            <text:p>0</text:p>
          </table:table-cell>
          <table:table-cell table:style-name="ce7" table:formula="of:=IFERROR(MATCH([Matrix.U12];[Matrix.$F$20:.$Z$20];0);0)" office:value-type="float" office:value="0" calcext:value-type="float">
            <text:p>0</text:p>
          </table:table-cell>
        </table:table-row>
        <table:table-row table:style-name="ro3">
          <table:table-cell table:formula="of:=IFERROR(CELL(&quot;Address&quot;;INDEX([$Matrix.F27:$Matrix.Z32];SUM([.A2:.A9]);SUM([.R2:.R9])));&quot;Not found!&quot;)" office:value-type="string" office:string-value="Not found!" calcext:value-type="string">
            <text:p>Not found!</text:p>
          </table:table-cell>
          <table:table-cell table:number-columns-repeated="15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table:formula="of:=IFERROR(MATCH([Matrix.F5];[Matrix.$F$21:.$Z$21];0);0)" office:value-type="float" office:value="0" calcext:value-type="float">
            <text:p>0</text:p>
          </table:table-cell>
          <table:table-cell table:formula="of:=IFERROR(MATCH([Matrix.G5];[Matrix.$F$21:.$Z$21];0);0)" office:value-type="float" office:value="0" calcext:value-type="float">
            <text:p>0</text:p>
          </table:table-cell>
          <table:table-cell table:formula="of:=IFERROR(MATCH([Matrix.H5];[Matrix.$F$21:.$Z$21];0);0)" office:value-type="float" office:value="0" calcext:value-type="float">
            <text:p>0</text:p>
          </table:table-cell>
          <table:table-cell table:formula="of:=IFERROR(MATCH([Matrix.I5];[Matrix.$F$21:.$Z$21];0);0)" office:value-type="float" office:value="0" calcext:value-type="float">
            <text:p>0</text:p>
          </table:table-cell>
          <table:table-cell table:formula="of:=IFERROR(MATCH([Matrix.J5];[Matrix.$F$21:.$Z$21];0);0)" office:value-type="float" office:value="0" calcext:value-type="float">
            <text:p>0</text:p>
          </table:table-cell>
          <table:table-cell table:formula="of:=IFERROR(MATCH([Matrix.K5];[Matrix.$F$21:.$Z$21];0);0)" office:value-type="float" office:value="0" calcext:value-type="float">
            <text:p>0</text:p>
          </table:table-cell>
          <table:table-cell table:formula="of:=IFERROR(MATCH([Matrix.L5];[Matrix.$F$21:.$Z$21];0);0)" office:value-type="float" office:value="0" calcext:value-type="float">
            <text:p>0</text:p>
          </table:table-cell>
          <table:table-cell table:formula="of:=IFERROR(MATCH([Matrix.M5];[Matrix.$F$21:.$Z$21];0);0)" office:value-type="float" office:value="0" calcext:value-type="float">
            <text:p>0</text:p>
          </table:table-cell>
          <table:table-cell table:formula="of:=IFERROR(MATCH([Matrix.N5];[Matrix.$F$21:.$Z$21];0);0)" office:value-type="float" office:value="0" calcext:value-type="float">
            <text:p>0</text:p>
          </table:table-cell>
          <table:table-cell table:formula="of:=IFERROR(MATCH([Matrix.O5];[Matrix.$F$21:.$Z$21];0);0)" office:value-type="float" office:value="0" calcext:value-type="float">
            <text:p>0</text:p>
          </table:table-cell>
          <table:table-cell table:formula="of:=IFERROR(MATCH([Matrix.P5];[Matrix.$F$21:.$Z$21];0);0)" office:value-type="float" office:value="0" calcext:value-type="float">
            <text:p>0</text:p>
          </table:table-cell>
          <table:table-cell table:formula="of:=IFERROR(MATCH([Matrix.Q5];[Matrix.$F$21:.$Z$21];0);0)" office:value-type="float" office:value="0" calcext:value-type="float">
            <text:p>0</text:p>
          </table:table-cell>
          <table:table-cell table:formula="of:=IFERROR(MATCH([Matrix.R5];[Matrix.$F$21:.$Z$21];0);0)" office:value-type="float" office:value="0" calcext:value-type="float">
            <text:p>0</text:p>
          </table:table-cell>
          <table:table-cell table:formula="of:=IFERROR(MATCH([Matrix.S5];[Matrix.$F$21:.$Z$21];0);0)" office:value-type="float" office:value="0" calcext:value-type="float">
            <text:p>0</text:p>
          </table:table-cell>
          <table:table-cell table:formula="of:=IFERROR(MATCH([Matrix.T5];[Matrix.$F$21:.$Z$21];0);0)" office:value-type="float" office:value="0" calcext:value-type="float">
            <text:p>0</text:p>
          </table:table-cell>
          <table:table-cell table:formula="of:=IFERROR(MATCH([Matrix.U5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6];[Matrix.$F$21:.$Z$21];0);0)" office:value-type="float" office:value="0" calcext:value-type="float">
            <text:p>0</text:p>
          </table:table-cell>
          <table:table-cell table:formula="of:=IFERROR(MATCH([Matrix.G6];[Matrix.$F$21:.$Z$21];0);0)" office:value-type="float" office:value="0" calcext:value-type="float">
            <text:p>0</text:p>
          </table:table-cell>
          <table:table-cell table:formula="of:=IFERROR(MATCH([Matrix.H6];[Matrix.$F$21:.$Z$21];0);0)" office:value-type="float" office:value="0" calcext:value-type="float">
            <text:p>0</text:p>
          </table:table-cell>
          <table:table-cell table:formula="of:=IFERROR(MATCH([Matrix.I6];[Matrix.$F$21:.$Z$21];0);0)" office:value-type="float" office:value="0" calcext:value-type="float">
            <text:p>0</text:p>
          </table:table-cell>
          <table:table-cell table:formula="of:=IFERROR(MATCH([Matrix.J6];[Matrix.$F$21:.$Z$21];0);0)" office:value-type="float" office:value="0" calcext:value-type="float">
            <text:p>0</text:p>
          </table:table-cell>
          <table:table-cell table:formula="of:=IFERROR(MATCH([Matrix.K6];[Matrix.$F$21:.$Z$21];0);0)" office:value-type="float" office:value="0" calcext:value-type="float">
            <text:p>0</text:p>
          </table:table-cell>
          <table:table-cell table:formula="of:=IFERROR(MATCH([Matrix.L6];[Matrix.$F$21:.$Z$21];0);0)" office:value-type="float" office:value="0" calcext:value-type="float">
            <text:p>0</text:p>
          </table:table-cell>
          <table:table-cell table:formula="of:=IFERROR(MATCH([Matrix.M6];[Matrix.$F$21:.$Z$21];0);0)" office:value-type="float" office:value="0" calcext:value-type="float">
            <text:p>0</text:p>
          </table:table-cell>
          <table:table-cell table:formula="of:=IFERROR(MATCH([Matrix.N6];[Matrix.$F$21:.$Z$21];0);0)" office:value-type="float" office:value="0" calcext:value-type="float">
            <text:p>0</text:p>
          </table:table-cell>
          <table:table-cell table:formula="of:=IFERROR(MATCH([Matrix.O6];[Matrix.$F$21:.$Z$21];0);0)" office:value-type="float" office:value="0" calcext:value-type="float">
            <text:p>0</text:p>
          </table:table-cell>
          <table:table-cell table:formula="of:=IFERROR(MATCH([Matrix.P6];[Matrix.$F$21:.$Z$21];0);0)" office:value-type="float" office:value="0" calcext:value-type="float">
            <text:p>0</text:p>
          </table:table-cell>
          <table:table-cell table:formula="of:=IFERROR(MATCH([Matrix.Q6];[Matrix.$F$21:.$Z$21];0);0)" office:value-type="float" office:value="0" calcext:value-type="float">
            <text:p>0</text:p>
          </table:table-cell>
          <table:table-cell table:formula="of:=IFERROR(MATCH([Matrix.R6];[Matrix.$F$21:.$Z$21];0);0)" office:value-type="float" office:value="0" calcext:value-type="float">
            <text:p>0</text:p>
          </table:table-cell>
          <table:table-cell table:formula="of:=IFERROR(MATCH([Matrix.S6];[Matrix.$F$21:.$Z$21];0);0)" office:value-type="float" office:value="0" calcext:value-type="float">
            <text:p>0</text:p>
          </table:table-cell>
          <table:table-cell table:formula="of:=IFERROR(MATCH([Matrix.T6];[Matrix.$F$21:.$Z$21];0);0)" office:value-type="float" office:value="0" calcext:value-type="float">
            <text:p>0</text:p>
          </table:table-cell>
          <table:table-cell table:formula="of:=IFERROR(MATCH([Matrix.U6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7];[Matrix.$F$21:.$Z$21];0);0)" office:value-type="float" office:value="0" calcext:value-type="float">
            <text:p>0</text:p>
          </table:table-cell>
          <table:table-cell table:formula="of:=IFERROR(MATCH([Matrix.G7];[Matrix.$F$21:.$Z$21];0);0)" office:value-type="float" office:value="0" calcext:value-type="float">
            <text:p>0</text:p>
          </table:table-cell>
          <table:table-cell table:formula="of:=IFERROR(MATCH([Matrix.H7];[Matrix.$F$21:.$Z$21];0);0)" office:value-type="float" office:value="0" calcext:value-type="float">
            <text:p>0</text:p>
          </table:table-cell>
          <table:table-cell table:formula="of:=IFERROR(MATCH([Matrix.I7];[Matrix.$F$21:.$Z$21];0);0)" office:value-type="float" office:value="6" calcext:value-type="float">
            <text:p>6</text:p>
          </table:table-cell>
          <table:table-cell table:formula="of:=IFERROR(MATCH([Matrix.J7];[Matrix.$F$21:.$Z$21];0);0)" office:value-type="float" office:value="7" calcext:value-type="float">
            <text:p>7</text:p>
          </table:table-cell>
          <table:table-cell table:formula="of:=IFERROR(MATCH([Matrix.K7];[Matrix.$F$21:.$Z$21];0);0)" office:value-type="float" office:value="0" calcext:value-type="float">
            <text:p>0</text:p>
          </table:table-cell>
          <table:table-cell table:formula="of:=IFERROR(MATCH([Matrix.L7];[Matrix.$F$21:.$Z$21];0);0)" office:value-type="float" office:value="12" calcext:value-type="float">
            <text:p>12</text:p>
          </table:table-cell>
          <table:table-cell table:formula="of:=IFERROR(MATCH([Matrix.M7];[Matrix.$F$21:.$Z$21];0);0)" office:value-type="float" office:value="0" calcext:value-type="float">
            <text:p>0</text:p>
          </table:table-cell>
          <table:table-cell table:formula="of:=IFERROR(MATCH([Matrix.N7];[Matrix.$F$21:.$Z$21];0);0)" office:value-type="float" office:value="0" calcext:value-type="float">
            <text:p>0</text:p>
          </table:table-cell>
          <table:table-cell table:formula="of:=IFERROR(MATCH([Matrix.O7];[Matrix.$F$21:.$Z$21];0);0)" office:value-type="float" office:value="0" calcext:value-type="float">
            <text:p>0</text:p>
          </table:table-cell>
          <table:table-cell table:formula="of:=IFERROR(MATCH([Matrix.P7];[Matrix.$F$21:.$Z$21];0);0)" office:value-type="float" office:value="15" calcext:value-type="float">
            <text:p>15</text:p>
          </table:table-cell>
          <table:table-cell table:formula="of:=IFERROR(MATCH([Matrix.Q7];[Matrix.$F$21:.$Z$21];0);0)" office:value-type="float" office:value="0" calcext:value-type="float">
            <text:p>0</text:p>
          </table:table-cell>
          <table:table-cell table:formula="of:=IFERROR(MATCH([Matrix.R7];[Matrix.$F$21:.$Z$21];0);0)" office:value-type="float" office:value="0" calcext:value-type="float">
            <text:p>0</text:p>
          </table:table-cell>
          <table:table-cell table:formula="of:=IFERROR(MATCH([Matrix.S7];[Matrix.$F$21:.$Z$21];0);0)" office:value-type="float" office:value="16" calcext:value-type="float">
            <text:p>16</text:p>
          </table:table-cell>
          <table:table-cell table:formula="of:=IFERROR(MATCH([Matrix.T7];[Matrix.$F$21:.$Z$21];0);0)" office:value-type="float" office:value="17" calcext:value-type="float">
            <text:p>17</text:p>
          </table:table-cell>
          <table:table-cell table:formula="of:=IFERROR(MATCH([Matrix.U7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8];[Matrix.$F$21:.$Z$21];0);0)" office:value-type="float" office:value="2" calcext:value-type="float">
            <text:p>2</text:p>
          </table:table-cell>
          <table:table-cell table:formula="of:=IFERROR(MATCH([Matrix.G8];[Matrix.$F$21:.$Z$21];0);0)" office:value-type="float" office:value="3" calcext:value-type="float">
            <text:p>3</text:p>
          </table:table-cell>
          <table:table-cell table:formula="of:=IFERROR(MATCH([Matrix.H8];[Matrix.$F$21:.$Z$21];0);0)" office:value-type="float" office:value="4" calcext:value-type="float">
            <text:p>4</text:p>
          </table:table-cell>
          <table:table-cell table:formula="of:=IFERROR(MATCH([Matrix.I8];[Matrix.$F$21:.$Z$21];0);0)" office:value-type="float" office:value="5" calcext:value-type="float">
            <text:p>5</text:p>
          </table:table-cell>
          <table:table-cell table:formula="of:=IFERROR(MATCH([Matrix.J8];[Matrix.$F$21:.$Z$21];0);0)" office:value-type="float" office:value="8" calcext:value-type="float">
            <text:p>8</text:p>
          </table:table-cell>
          <table:table-cell table:formula="of:=IFERROR(MATCH([Matrix.K8];[Matrix.$F$21:.$Z$21];0);0)" office:value-type="float" office:value="10" calcext:value-type="float">
            <text:p>10</text:p>
          </table:table-cell>
          <table:table-cell table:formula="of:=IFERROR(MATCH([Matrix.L8];[Matrix.$F$21:.$Z$21];0);0)" office:value-type="float" office:value="11" calcext:value-type="float">
            <text:p>11</text:p>
          </table:table-cell>
          <table:table-cell table:formula="of:=IFERROR(MATCH([Matrix.M8];[Matrix.$F$21:.$Z$21];0);0)" office:value-type="float" office:value="0" calcext:value-type="float">
            <text:p>0</text:p>
          </table:table-cell>
          <table:table-cell table:formula="of:=IFERROR(MATCH([Matrix.N8];[Matrix.$F$21:.$Z$21];0);0)" office:value-type="float" office:value="9" calcext:value-type="float">
            <text:p>9</text:p>
          </table:table-cell>
          <table:table-cell table:formula="of:=IFERROR(MATCH([Matrix.O8];[Matrix.$F$21:.$Z$21];0);0)" office:value-type="float" office:value="0" calcext:value-type="float">
            <text:p>0</text:p>
          </table:table-cell>
          <table:table-cell table:formula="of:=IFERROR(MATCH([Matrix.P8];[Matrix.$F$21:.$Z$21];0);0)" office:value-type="float" office:value="0" calcext:value-type="float">
            <text:p>0</text:p>
          </table:table-cell>
          <table:table-cell table:formula="of:=IFERROR(MATCH([Matrix.Q8];[Matrix.$F$21:.$Z$21];0);0)" office:value-type="float" office:value="0" calcext:value-type="float">
            <text:p>0</text:p>
          </table:table-cell>
          <table:table-cell table:formula="of:=IFERROR(MATCH([Matrix.R8];[Matrix.$F$21:.$Z$21];0);0)" office:value-type="float" office:value="0" calcext:value-type="float">
            <text:p>0</text:p>
          </table:table-cell>
          <table:table-cell table:formula="of:=IFERROR(MATCH([Matrix.S8];[Matrix.$F$21:.$Z$21];0);0)" office:value-type="float" office:value="0" calcext:value-type="float">
            <text:p>0</text:p>
          </table:table-cell>
          <table:table-cell table:formula="of:=IFERROR(MATCH([Matrix.T8];[Matrix.$F$21:.$Z$21];0);0)" office:value-type="float" office:value="0" calcext:value-type="float">
            <text:p>0</text:p>
          </table:table-cell>
          <table:table-cell table:formula="of:=IFERROR(MATCH([Matrix.U8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9];[Matrix.$F$21:.$Z$21];0);0)" office:value-type="float" office:value="0" calcext:value-type="float">
            <text:p>0</text:p>
          </table:table-cell>
          <table:table-cell table:formula="of:=IFERROR(MATCH([Matrix.G9];[Matrix.$F$21:.$Z$21];0);0)" office:value-type="float" office:value="0" calcext:value-type="float">
            <text:p>0</text:p>
          </table:table-cell>
          <table:table-cell table:formula="of:=IFERROR(MATCH([Matrix.H9];[Matrix.$F$21:.$Z$21];0);0)" office:value-type="float" office:value="0" calcext:value-type="float">
            <text:p>0</text:p>
          </table:table-cell>
          <table:table-cell table:formula="of:=IFERROR(MATCH([Matrix.I9];[Matrix.$F$21:.$Z$21];0);0)" office:value-type="float" office:value="0" calcext:value-type="float">
            <text:p>0</text:p>
          </table:table-cell>
          <table:table-cell table:formula="of:=IFERROR(MATCH([Matrix.J9];[Matrix.$F$21:.$Z$21];0);0)" office:value-type="float" office:value="0" calcext:value-type="float">
            <text:p>0</text:p>
          </table:table-cell>
          <table:table-cell table:formula="of:=IFERROR(MATCH([Matrix.K9];[Matrix.$F$21:.$Z$21];0);0)" office:value-type="float" office:value="0" calcext:value-type="float">
            <text:p>0</text:p>
          </table:table-cell>
          <table:table-cell table:formula="of:=IFERROR(MATCH([Matrix.L9];[Matrix.$F$21:.$Z$21];0);0)" office:value-type="float" office:value="0" calcext:value-type="float">
            <text:p>0</text:p>
          </table:table-cell>
          <table:table-cell table:formula="of:=IFERROR(MATCH([Matrix.M9];[Matrix.$F$21:.$Z$21];0);0)" office:value-type="float" office:value="0" calcext:value-type="float">
            <text:p>0</text:p>
          </table:table-cell>
          <table:table-cell table:formula="of:=IFERROR(MATCH([Matrix.N9];[Matrix.$F$21:.$Z$21];0);0)" office:value-type="float" office:value="0" calcext:value-type="float">
            <text:p>0</text:p>
          </table:table-cell>
          <table:table-cell table:formula="of:=IFERROR(MATCH([Matrix.O9];[Matrix.$F$21:.$Z$21];0);0)" office:value-type="float" office:value="0" calcext:value-type="float">
            <text:p>0</text:p>
          </table:table-cell>
          <table:table-cell table:formula="of:=IFERROR(MATCH([Matrix.P9];[Matrix.$F$21:.$Z$21];0);0)" office:value-type="float" office:value="0" calcext:value-type="float">
            <text:p>0</text:p>
          </table:table-cell>
          <table:table-cell table:formula="of:=IFERROR(MATCH([Matrix.Q9];[Matrix.$F$21:.$Z$21];0);0)" office:value-type="float" office:value="0" calcext:value-type="float">
            <text:p>0</text:p>
          </table:table-cell>
          <table:table-cell table:formula="of:=IFERROR(MATCH([Matrix.R9];[Matrix.$F$21:.$Z$21];0);0)" office:value-type="float" office:value="0" calcext:value-type="float">
            <text:p>0</text:p>
          </table:table-cell>
          <table:table-cell table:formula="of:=IFERROR(MATCH([Matrix.S9];[Matrix.$F$21:.$Z$21];0);0)" office:value-type="float" office:value="0" calcext:value-type="float">
            <text:p>0</text:p>
          </table:table-cell>
          <table:table-cell table:formula="of:=IFERROR(MATCH([Matrix.T9];[Matrix.$F$21:.$Z$21];0);0)" office:value-type="float" office:value="0" calcext:value-type="float">
            <text:p>0</text:p>
          </table:table-cell>
          <table:table-cell table:formula="of:=IFERROR(MATCH([Matrix.U9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10];[Matrix.$F$21:.$Z$21];0);0)" office:value-type="float" office:value="0" calcext:value-type="float">
            <text:p>0</text:p>
          </table:table-cell>
          <table:table-cell table:formula="of:=IFERROR(MATCH([Matrix.G10];[Matrix.$F$21:.$Z$21];0);0)" office:value-type="float" office:value="0" calcext:value-type="float">
            <text:p>0</text:p>
          </table:table-cell>
          <table:table-cell table:formula="of:=IFERROR(MATCH([Matrix.H10];[Matrix.$F$21:.$Z$21];0);0)" office:value-type="float" office:value="0" calcext:value-type="float">
            <text:p>0</text:p>
          </table:table-cell>
          <table:table-cell table:formula="of:=IFERROR(MATCH([Matrix.I10];[Matrix.$F$21:.$Z$21];0);0)" office:value-type="float" office:value="0" calcext:value-type="float">
            <text:p>0</text:p>
          </table:table-cell>
          <table:table-cell table:formula="of:=IFERROR(MATCH([Matrix.J10];[Matrix.$F$21:.$Z$21];0);0)" office:value-type="float" office:value="0" calcext:value-type="float">
            <text:p>0</text:p>
          </table:table-cell>
          <table:table-cell table:formula="of:=IFERROR(MATCH([Matrix.K10];[Matrix.$F$21:.$Z$21];0);0)" office:value-type="float" office:value="0" calcext:value-type="float">
            <text:p>0</text:p>
          </table:table-cell>
          <table:table-cell table:formula="of:=IFERROR(MATCH([Matrix.L10];[Matrix.$F$21:.$Z$21];0);0)" office:value-type="float" office:value="0" calcext:value-type="float">
            <text:p>0</text:p>
          </table:table-cell>
          <table:table-cell table:formula="of:=IFERROR(MATCH([Matrix.M10];[Matrix.$F$21:.$Z$21];0);0)" office:value-type="float" office:value="0" calcext:value-type="float">
            <text:p>0</text:p>
          </table:table-cell>
          <table:table-cell table:formula="of:=IFERROR(MATCH([Matrix.N10];[Matrix.$F$21:.$Z$21];0);0)" office:value-type="float" office:value="0" calcext:value-type="float">
            <text:p>0</text:p>
          </table:table-cell>
          <table:table-cell table:formula="of:=IFERROR(MATCH([Matrix.O10];[Matrix.$F$21:.$Z$21];0);0)" office:value-type="float" office:value="0" calcext:value-type="float">
            <text:p>0</text:p>
          </table:table-cell>
          <table:table-cell table:formula="of:=IFERROR(MATCH([Matrix.P10];[Matrix.$F$21:.$Z$21];0);0)" office:value-type="float" office:value="0" calcext:value-type="float">
            <text:p>0</text:p>
          </table:table-cell>
          <table:table-cell table:formula="of:=IFERROR(MATCH([Matrix.Q10];[Matrix.$F$21:.$Z$21];0);0)" office:value-type="float" office:value="0" calcext:value-type="float">
            <text:p>0</text:p>
          </table:table-cell>
          <table:table-cell table:formula="of:=IFERROR(MATCH([Matrix.R10];[Matrix.$F$21:.$Z$21];0);0)" office:value-type="float" office:value="0" calcext:value-type="float">
            <text:p>0</text:p>
          </table:table-cell>
          <table:table-cell table:formula="of:=IFERROR(MATCH([Matrix.S10];[Matrix.$F$21:.$Z$21];0);0)" office:value-type="float" office:value="0" calcext:value-type="float">
            <text:p>0</text:p>
          </table:table-cell>
          <table:table-cell table:formula="of:=IFERROR(MATCH([Matrix.T10];[Matrix.$F$21:.$Z$21];0);0)" office:value-type="float" office:value="0" calcext:value-type="float">
            <text:p>0</text:p>
          </table:table-cell>
          <table:table-cell table:formula="of:=IFERROR(MATCH([Matrix.U10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11];[Matrix.$F$21:.$Z$21];0);0)" office:value-type="float" office:value="0" calcext:value-type="float">
            <text:p>0</text:p>
          </table:table-cell>
          <table:table-cell table:formula="of:=IFERROR(MATCH([Matrix.G11];[Matrix.$F$21:.$Z$21];0);0)" office:value-type="float" office:value="0" calcext:value-type="float">
            <text:p>0</text:p>
          </table:table-cell>
          <table:table-cell table:formula="of:=IFERROR(MATCH([Matrix.H11];[Matrix.$F$21:.$Z$21];0);0)" office:value-type="float" office:value="0" calcext:value-type="float">
            <text:p>0</text:p>
          </table:table-cell>
          <table:table-cell table:formula="of:=IFERROR(MATCH([Matrix.I11];[Matrix.$F$21:.$Z$21];0);0)" office:value-type="float" office:value="0" calcext:value-type="float">
            <text:p>0</text:p>
          </table:table-cell>
          <table:table-cell table:formula="of:=IFERROR(MATCH([Matrix.J11];[Matrix.$F$21:.$Z$21];0);0)" office:value-type="float" office:value="0" calcext:value-type="float">
            <text:p>0</text:p>
          </table:table-cell>
          <table:table-cell table:formula="of:=IFERROR(MATCH([Matrix.K11];[Matrix.$F$21:.$Z$21];0);0)" office:value-type="float" office:value="0" calcext:value-type="float">
            <text:p>0</text:p>
          </table:table-cell>
          <table:table-cell table:formula="of:=IFERROR(MATCH([Matrix.L11];[Matrix.$F$21:.$Z$21];0);0)" office:value-type="float" office:value="0" calcext:value-type="float">
            <text:p>0</text:p>
          </table:table-cell>
          <table:table-cell table:formula="of:=IFERROR(MATCH([Matrix.M11];[Matrix.$F$21:.$Z$21];0);0)" office:value-type="float" office:value="0" calcext:value-type="float">
            <text:p>0</text:p>
          </table:table-cell>
          <table:table-cell table:formula="of:=IFERROR(MATCH([Matrix.N11];[Matrix.$F$21:.$Z$21];0);0)" office:value-type="float" office:value="0" calcext:value-type="float">
            <text:p>0</text:p>
          </table:table-cell>
          <table:table-cell table:formula="of:=IFERROR(MATCH([Matrix.O11];[Matrix.$F$21:.$Z$21];0);0)" office:value-type="float" office:value="18" calcext:value-type="float">
            <text:p>18</text:p>
          </table:table-cell>
          <table:table-cell table:formula="of:=IFERROR(MATCH([Matrix.P11];[Matrix.$F$21:.$Z$21];0);0)" office:value-type="float" office:value="19" calcext:value-type="float">
            <text:p>19</text:p>
          </table:table-cell>
          <table:table-cell table:formula="of:=IFERROR(MATCH([Matrix.Q11];[Matrix.$F$21:.$Z$21];0);0)" office:value-type="float" office:value="0" calcext:value-type="float">
            <text:p>0</text:p>
          </table:table-cell>
          <table:table-cell table:formula="of:=IFERROR(MATCH([Matrix.R11];[Matrix.$F$21:.$Z$21];0);0)" office:value-type="float" office:value="0" calcext:value-type="float">
            <text:p>0</text:p>
          </table:table-cell>
          <table:table-cell table:formula="of:=IFERROR(MATCH([Matrix.S11];[Matrix.$F$21:.$Z$21];0);0)" office:value-type="float" office:value="0" calcext:value-type="float">
            <text:p>0</text:p>
          </table:table-cell>
          <table:table-cell table:formula="of:=IFERROR(MATCH([Matrix.T11];[Matrix.$F$21:.$Z$21];0);0)" office:value-type="float" office:value="20" calcext:value-type="float">
            <text:p>20</text:p>
          </table:table-cell>
          <table:table-cell table:formula="of:=IFERROR(MATCH([Matrix.U11];[Matrix.$F$21:.$Z$21];0);0)" office:value-type="float" office:value="0" calcext:value-type="float">
            <text:p>0</text:p>
          </table:table-cell>
        </table:table-row>
        <table:table-row table:style-name="ro3">
          <table:table-cell table:formula="of:=IFERROR(MATCH([Matrix.F12];[Matrix.$F$21:.$Z$21];0);0)" office:value-type="float" office:value="0" calcext:value-type="float">
            <text:p>0</text:p>
          </table:table-cell>
          <table:table-cell table:formula="of:=IFERROR(MATCH([Matrix.G12];[Matrix.$F$21:.$Z$21];0);0)" office:value-type="float" office:value="0" calcext:value-type="float">
            <text:p>0</text:p>
          </table:table-cell>
          <table:table-cell table:formula="of:=IFERROR(MATCH([Matrix.H12];[Matrix.$F$21:.$Z$21];0);0)" office:value-type="float" office:value="0" calcext:value-type="float">
            <text:p>0</text:p>
          </table:table-cell>
          <table:table-cell table:formula="of:=IFERROR(MATCH([Matrix.I12];[Matrix.$F$21:.$Z$21];0);0)" office:value-type="float" office:value="0" calcext:value-type="float">
            <text:p>0</text:p>
          </table:table-cell>
          <table:table-cell table:formula="of:=IFERROR(MATCH([Matrix.J12];[Matrix.$F$21:.$Z$21];0);0)" office:value-type="float" office:value="0" calcext:value-type="float">
            <text:p>0</text:p>
          </table:table-cell>
          <table:table-cell table:formula="of:=IFERROR(MATCH([Matrix.K12];[Matrix.$F$21:.$Z$21];0);0)" office:value-type="float" office:value="0" calcext:value-type="float">
            <text:p>0</text:p>
          </table:table-cell>
          <table:table-cell table:formula="of:=IFERROR(MATCH([Matrix.L12];[Matrix.$F$21:.$Z$21];0);0)" office:value-type="float" office:value="0" calcext:value-type="float">
            <text:p>0</text:p>
          </table:table-cell>
          <table:table-cell table:formula="of:=IFERROR(MATCH([Matrix.M12];[Matrix.$F$21:.$Z$21];0);0)" office:value-type="float" office:value="0" calcext:value-type="float">
            <text:p>0</text:p>
          </table:table-cell>
          <table:table-cell table:formula="of:=IFERROR(MATCH([Matrix.N12];[Matrix.$F$21:.$Z$21];0);0)" office:value-type="float" office:value="0" calcext:value-type="float">
            <text:p>0</text:p>
          </table:table-cell>
          <table:table-cell table:formula="of:=IFERROR(MATCH([Matrix.O12];[Matrix.$F$21:.$Z$21];0);0)" office:value-type="float" office:value="0" calcext:value-type="float">
            <text:p>0</text:p>
          </table:table-cell>
          <table:table-cell table:formula="of:=IFERROR(MATCH([Matrix.P12];[Matrix.$F$21:.$Z$21];0);0)" office:value-type="float" office:value="0" calcext:value-type="float">
            <text:p>0</text:p>
          </table:table-cell>
          <table:table-cell table:formula="of:=IFERROR(MATCH([Matrix.Q12];[Matrix.$F$21:.$Z$21];0);0)" office:value-type="float" office:value="0" calcext:value-type="float">
            <text:p>0</text:p>
          </table:table-cell>
          <table:table-cell table:formula="of:=IFERROR(MATCH([Matrix.R12];[Matrix.$F$21:.$Z$21];0);0)" office:value-type="float" office:value="0" calcext:value-type="float">
            <text:p>0</text:p>
          </table:table-cell>
          <table:table-cell table:formula="of:=IFERROR(MATCH([Matrix.S12];[Matrix.$F$21:.$Z$21];0);0)" office:value-type="float" office:value="0" calcext:value-type="float">
            <text:p>0</text:p>
          </table:table-cell>
          <table:table-cell table:formula="of:=IFERROR(MATCH([Matrix.T12];[Matrix.$F$21:.$Z$21];0);0)" office:value-type="float" office:value="21" calcext:value-type="float">
            <text:p>21</text:p>
          </table:table-cell>
          <table:table-cell table:formula="of:=IFERROR(MATCH([Matrix.U12];[Matrix.$F$21:.$Z$21];0)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e8f2a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9:10:42.83786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4T09:11:17.948226161</dc:date>
    <meta:editing-duration>P2DT2H30M10S</meta:editing-duration>
    <meta:editing-cycles>60</meta:editing-cycles>
    <meta:document-statistic meta:table-count="2" meta:cell-count="878" meta:object-count="0"/>
  </office:meta>
</office:document-meta>
</file>